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paragraph-rsid="001ce48c"/>
    </style:style>
    <style:style style:name="P2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18b968" officeooo:paragraph-rsid="0018b968" style:font-weight-asian="bold" style:font-weight-complex="bold"/>
    </style:style>
    <style:style style:name="P3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1a820a" officeooo:paragraph-rsid="001a820a" style:font-weight-asian="bold" style:font-weight-complex="bold"/>
    </style:style>
    <style:style style:name="P4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1aa049" officeooo:paragraph-rsid="001aa049" style:font-weight-asian="bold" style:font-weight-complex="bold"/>
    </style:style>
    <style:style style:name="P5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1e18fb" officeooo:paragraph-rsid="001e18fb" style:font-weight-asian="bold" style:font-weight-complex="bold"/>
    </style:style>
    <style:style style:name="P6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1eff3d" officeooo:paragraph-rsid="001eff3d" style:font-weight-asian="bold" style:font-weight-complex="bold"/>
    </style:style>
    <style:style style:name="P7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1fc068" officeooo:paragraph-rsid="001fc068" style:font-weight-asian="bold" style:font-weight-complex="bold"/>
    </style:style>
    <style:style style:name="P8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color="#000000" style:font-name="DejaVu Sans Mono" fo:font-size="11.3000001907349pt" officeooo:paragraph-rsid="0018b968"/>
    </style:style>
    <style:style style:name="P9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11.3000001907349pt" fo:letter-spacing="normal" fo:font-style="normal" fo:font-weight="bold" officeooo:rsid="001a820a" officeooo:paragraph-rsid="001a820a" style:font-weight-asian="bold" style:font-weight-complex="bold"/>
    </style:style>
    <style:style style:name="P10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11.3000001907349pt" fo:letter-spacing="normal" fo:font-style="normal" fo:font-weight="bold" officeooo:rsid="001aa049" officeooo:paragraph-rsid="001aa049" style:font-weight-asian="bold" style:font-weight-complex="bold"/>
    </style:style>
    <style:style style:name="P11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11.3000001907349pt" fo:letter-spacing="normal" fo:font-style="normal" fo:font-weight="bold" officeooo:rsid="001e18fb" officeooo:paragraph-rsid="001e18fb" style:font-weight-asian="bold" style:font-weight-complex="bold"/>
    </style:style>
    <style:style style:name="P12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11.3000001907349pt" fo:letter-spacing="normal" fo:font-style="normal" fo:font-weight="bold" officeooo:rsid="001eff3d" officeooo:paragraph-rsid="001eff3d" style:font-weight-asian="bold" style:font-weight-complex="bold"/>
    </style:style>
    <style:style style:name="P13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11.3000001907349pt" fo:letter-spacing="normal" fo:font-style="normal" fo:font-weight="bold" officeooo:rsid="001fc068" officeooo:paragraph-rsid="001fc068" style:font-weight-asian="bold" style:font-weight-complex="bold"/>
    </style:style>
    <style:style style:name="P14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11.3000001907349pt" fo:letter-spacing="normal" fo:font-style="normal" fo:font-weight="normal"/>
    </style:style>
    <style:style style:name="P15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808080" style:font-name="DejaVu Sans Mono" fo:font-size="11.3000001907349pt" fo:letter-spacing="normal" fo:font-style="italic" fo:font-weight="bold" officeooo:rsid="001e18fb" officeooo:paragraph-rsid="001e18fb" style:font-weight-asian="bold" style:font-weight-complex="bold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1.3000001907349pt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21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22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16197a" officeooo:paragraph-rsid="0016197a" style:font-weight-asian="bold" style:font-weight-complex="bold"/>
    </style:style>
    <style:style style:name="P23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186f79" officeooo:paragraph-rsid="00186f79" style:font-weight-asian="bold" style:font-weight-complex="bold"/>
    </style:style>
    <style:style style:name="P24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21aea8" officeooo:paragraph-rsid="0021aea8" style:font-weight-asian="bold" style:font-weight-complex="bold"/>
    </style:style>
    <style:style style:name="P25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color="#000000" style:font-name="DejaVu Sans Mono" fo:font-size="11.3000001907349pt" officeooo:paragraph-rsid="0018b968" fo:background-color="#efefef"/>
    </style:style>
    <style:style style:name="P26" style:family="paragraph" style:parent-style-name="Preformatted_20_Text" style:list-style-name="L1">
      <loext:graphic-properties draw:fill="solid" draw:fill-color="#ffffff" draw:opacity="100%"/>
      <style:paragraph-properties fo:background-color="#ffffff"/>
      <style:text-properties fo:color="#000000" officeooo:paragraph-rsid="00186f79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1.3000001907349pt"/>
    </style:style>
    <style:style style:name="P30" style:family="paragraph" style:parent-style-name="Preformatted_20_Text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color="#000000" style:font-name="DejaVu Sans Mono" fo:font-size="11.3000001907349pt" fo:font-weight="bold" officeooo:rsid="0016197a" officeooo:paragraph-rsid="0016197a" style:font-weight-asian="bold" style:font-weight-complex="bold"/>
    </style:style>
    <style:style style:name="P31" style:family="paragraph" style:parent-style-name="Preformatted_20_Text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color="#000000" style:font-name="DejaVu Sans Mono" fo:font-size="11.3000001907349pt" officeooo:paragraph-rsid="00186f79"/>
    </style:style>
    <style:style style:name="P32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color="#000000" style:font-name="DejaVu Sans Mono" fo:font-size="11.3000001907349pt" officeooo:paragraph-rsid="0021aea8"/>
    </style:style>
    <style:style style:name="P33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color="#000000" style:font-name="DejaVu Sans Mono" fo:font-size="11.3000001907349pt" officeooo:paragraph-rsid="0018b968" fo:background-color="#efefef"/>
    </style:style>
    <style:style style:name="P34" style:family="paragraph" style:parent-style-name="Preformatted_20_Text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11.3000001907349pt" fo:letter-spacing="normal" fo:font-style="normal" fo:font-weight="bold" officeooo:rsid="00186f79" officeooo:paragraph-rsid="00186f79" style:font-weight-asian="bold" style:font-weight-complex="bold"/>
    </style:style>
    <style:style style:name="P35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11.3000001907349pt" fo:letter-spacing="normal" fo:font-style="normal" fo:font-weight="normal" officeooo:paragraph-rsid="0018b968" fo:background-color="#efefef"/>
    </style:style>
    <style:style style:name="P36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808000" style:font-name="DejaVu Sans Mono" fo:font-size="11.3000001907349pt" fo:letter-spacing="normal" fo:font-style="normal" fo:font-weight="bold" officeooo:rsid="001ce48c" officeooo:paragraph-rsid="001ce48c" style:font-weight-asian="bold" style:font-weight-complex="bold"/>
    </style:style>
    <style:style style:name="P37" style:family="paragraph" style:parent-style-name="Preformatted_20_Text" style:list-style-name="L1">
      <loext:graphic-properties draw:fill="solid" draw:fill-color="#ffffff" draw:opacity="100%"/>
      <style:paragraph-properties fo:margin-top="0cm" fo:margin-bottom="0.499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DejaVu Sans Mono" fo:font-size="11.3000001907349pt" fo:letter-spacing="normal" fo:font-style="normal" fo:font-weight="normal" officeooo:paragraph-rsid="00186f79"/>
    </style:style>
    <style:style style:name="P3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/>
    </style:style>
    <style:style style:name="T1" style:family="text">
      <style:text-properties fo:font-variant="normal" fo:text-transform="none" fo:color="#2d3e50" style:font-name="Source Sans Pro" fo:font-size="10.5pt" fo:letter-spacing="normal" fo:font-style="normal"/>
    </style:style>
    <style:style style:name="T2" style:family="text">
      <style:text-properties fo:font-variant="normal" fo:text-transform="none" fo:color="#2d3e50" style:font-name="Source Sans Pro" fo:font-size="10.5pt" fo:letter-spacing="normal" fo:font-style="normal" fo:background-color="#efefef" loext:char-shading-value="0"/>
    </style:style>
    <style:style style:name="T3" style:family="text">
      <style:text-properties fo:font-variant="normal" fo:text-transform="none" fo:color="#2d3e50" style:font-name="Source Sans Pro" fo:font-size="10.5pt" fo:letter-spacing="normal" fo:font-style="italic"/>
    </style:style>
    <style:style style:name="T4" style:family="text">
      <style:text-properties fo:font-variant="normal" fo:text-transform="none" fo:color="#000080" style:font-name="Source Sans Pro" fo:font-size="10.5pt" fo:letter-spacing="normal" fo:font-style="normal"/>
    </style:style>
    <style:style style:name="T5" style:family="text">
      <style:text-properties fo:font-variant="normal" fo:text-transform="none" fo:color="#000080" style:font-name="Source Sans Pro" fo:font-size="10.5pt" fo:letter-spacing="normal" fo:font-style="normal" fo:font-weight="bold"/>
    </style:style>
    <style:style style:name="T6" style:family="text">
      <style:text-properties fo:font-variant="normal" fo:text-transform="none" fo:color="#0000ff" style:font-name="Source Sans Pro" fo:font-size="10.5pt" fo:letter-spacing="normal" fo:font-style="normal" fo:background-color="#efefef" loext:char-shading-value="0"/>
    </style:style>
    <style:style style:name="T7" style:family="text">
      <style:text-properties fo:font-variant="normal" fo:text-transform="none" fo:color="#0000ff" style:font-name="Source Sans Pro" fo:font-size="10.5pt" fo:letter-spacing="normal" fo:font-style="normal" fo:font-weight="bold" fo:background-color="#efefef" loext:char-shading-value="0"/>
    </style:style>
    <style:style style:name="T8" style:family="text">
      <style:text-properties fo:font-variant="normal" fo:text-transform="none" fo:color="#0000ff" fo:letter-spacing="normal" fo:font-style="normal" fo:font-weight="bold" fo:background-color="#efefef" loext:char-shading-value="0"/>
    </style:style>
    <style:style style:name="T9" style:family="text">
      <style:text-properties fo:font-variant="normal" fo:text-transform="none" fo:letter-spacing="normal" fo:font-style="normal" fo:font-weight="normal" fo:background-color="#efefef" loext:char-shading-value="0"/>
    </style:style>
    <style:style style:name="T10" style:family="text">
      <style:text-properties fo:font-variant="normal" fo:text-transform="none" fo:color="#660e7a" style:font-name="Source Sans Pro" fo:font-size="10.5pt" fo:letter-spacing="normal" fo:font-style="italic"/>
    </style:style>
    <style:style style:name="T11" style:family="text">
      <style:text-properties fo:font-variant="normal" fo:text-transform="none" fo:color="#008000" style:font-name="Source Sans Pro" fo:font-size="10.5pt" fo:letter-spacing="normal" fo:font-style="normal"/>
    </style:style>
    <style:style style:name="T12" style:family="text">
      <style:text-properties fo:font-variant="normal" fo:text-transform="none" fo:color="#008000" style:font-name="Source Sans Pro" fo:font-size="10.5pt" fo:letter-spacing="normal" fo:font-style="normal" fo:font-weight="bold"/>
    </style:style>
    <style:style style:name="T13" style:family="text">
      <style:text-properties fo:font-variant="normal" fo:text-transform="none" fo:color="#808000" style:font-name="Source Sans Pro" fo:font-size="10.5pt" fo:letter-spacing="normal" fo:font-style="normal"/>
    </style:style>
    <style:style style:name="T14" style:family="text">
      <style:text-properties fo:font-style="italic"/>
    </style:style>
    <style:style style:name="T15" style:family="text">
      <style:text-properties fo:color="#000080"/>
    </style:style>
    <style:style style:name="T16" style:family="text">
      <style:text-properties fo:color="#000080" fo:font-weight="bold"/>
    </style:style>
    <style:style style:name="T17" style:family="text">
      <style:text-properties fo:color="#000080" fo:font-weight="bold" fo:background-color="#efefef" loext:char-shading-value="0"/>
    </style:style>
    <style:style style:name="T18" style:family="text">
      <style:text-properties fo:color="#000080" style:font-name="DejaVu Sans Mono" fo:font-size="11.3000001907349pt" fo:font-weight="bold"/>
    </style:style>
    <style:style style:name="T19" style:family="text">
      <style:text-properties fo:color="#000080" style:font-name="DejaVu Sans Mono" fo:font-size="11.3000001907349pt" fo:font-weight="bold" fo:background-color="#efefef" loext:char-shading-value="0"/>
    </style:style>
    <style:style style:name="T20" style:family="text">
      <style:text-properties style:font-name="DejaVu Sans Mono" fo:font-size="11.3000001907349pt"/>
    </style:style>
    <style:style style:name="T21" style:family="text">
      <style:text-properties style:font-name="DejaVu Sans Mono" fo:font-size="11.3000001907349pt" fo:font-style="italic"/>
    </style:style>
    <style:style style:name="T22" style:family="text">
      <style:text-properties style:font-name="DejaVu Sans Mono" fo:font-size="11.3000001907349pt" fo:background-color="#efefef" loext:char-shading-value="0"/>
    </style:style>
    <style:style style:name="T23" style:family="text">
      <style:text-properties fo:color="#008000"/>
    </style:style>
    <style:style style:name="T24" style:family="text">
      <style:text-properties fo:color="#008000" style:font-name="DejaVu Sans Mono" fo:font-size="11.3000001907349pt" fo:font-weight="bold"/>
    </style:style>
    <style:style style:name="T25" style:family="text">
      <style:text-properties fo:color="#008000" style:font-name="DejaVu Sans Mono" fo:font-size="11.3000001907349pt" fo:font-weight="bold" fo:background-color="#efefef" loext:char-shading-value="0"/>
    </style:style>
    <style:style style:name="T26" style:family="text">
      <style:text-properties fo:color="#008000" fo:font-weight="bold"/>
    </style:style>
    <style:style style:name="T27" style:family="text">
      <style:text-properties fo:color="#008000" fo:font-weight="bold" fo:background-color="#efefef" loext:char-shading-value="0"/>
    </style:style>
    <style:style style:name="T28" style:family="text">
      <style:text-properties fo:background-color="#efefef" loext:char-shading-value="0"/>
    </style:style>
    <style:style style:name="T29" style:family="text">
      <style:text-properties fo:color="#0000ff" fo:font-weight="bold" fo:background-color="#efefef" loext:char-shading-value="0"/>
    </style:style>
    <style:style style:name="T30" style:family="text">
      <style:text-properties fo:color="#0000ff" style:font-name="DejaVu Sans Mono" fo:font-size="11.3000001907349pt"/>
    </style:style>
    <style:style style:name="T31" style:family="text">
      <style:text-properties fo:color="#0000ff" style:font-name="DejaVu Sans Mono" fo:font-size="11.3000001907349pt" fo:font-weight="bold"/>
    </style:style>
    <style:style style:name="T32" style:family="text">
      <style:text-properties fo:color="#0000ff" style:font-name="DejaVu Sans Mono" fo:font-size="11.3000001907349pt" fo:font-weight="bold" fo:background-color="#efefef" loext:char-shading-value="0"/>
    </style:style>
    <style:style style:name="T33" style:family="text">
      <style:text-properties fo:color="#0000ff" fo:background-color="#efefef" loext:char-shading-value="0"/>
    </style:style>
    <style:style style:name="T34" style:family="text">
      <style:text-properties fo:color="#660e7a"/>
    </style:style>
    <style:style style:name="T35" style:family="text">
      <style:text-properties fo:color="#660e7a" fo:font-weight="bold"/>
    </style:style>
    <style:style style:name="T36" style:family="text">
      <style:text-properties fo:color="#660e7a" fo:font-weight="bold" fo:background-color="#efefef" loext:char-shading-value="0"/>
    </style:style>
    <style:style style:name="T37" style:family="text">
      <style:text-properties fo:color="#660e7a" style:font-name="DejaVu Sans Mono" fo:font-size="11.3000001907349pt" fo:font-weight="bold"/>
    </style:style>
    <style:style style:name="T38" style:family="text">
      <style:text-properties fo:color="#660e7a" style:font-name="DejaVu Sans Mono" fo:font-size="11.3000001907349pt" fo:font-weight="bold" fo:background-color="#efefef" loext:char-shading-value="0"/>
    </style:style>
    <style:style style:name="T39" style:family="text">
      <style:text-properties fo:color="#660e7a" style:font-name="DejaVu Sans Mono" fo:font-size="11.3000001907349pt" fo:font-style="italic" fo:font-weight="bold"/>
    </style:style>
    <style:style style:name="T40" style:family="text">
      <style:text-properties fo:color="#660e7a" fo:font-style="italic"/>
    </style:style>
    <style:style style:name="T41" style:family="text">
      <style:text-properties fo:color="#660e7a" fo:font-style="italic" fo:font-weight="bold"/>
    </style:style>
    <style:style style:name="T42" style:family="text">
      <style:text-properties fo:color="#000000" style:font-name="DejaVu Sans Mono" fo:font-size="11.3000001907349pt" fo:background-color="#efefef" loext:char-shading-value="0"/>
    </style:style>
    <style:style style:name="T43" style:family="text">
      <style:text-properties fo:color="#808000"/>
    </style:style>
    <style:style style:name="T44" style:family="text">
      <style:text-properties fo:color="#808000" style:font-name="DejaVu Sans Mono" fo:font-size="11.3000001907349pt"/>
    </style:style>
    <style:style style:name="T45" style:family="text">
      <style:text-properties fo:color="#458383" style:font-name="DejaVu Sans Mono" fo:font-size="11.3000001907349pt"/>
    </style:style>
    <style:style style:name="T46" style:family="text">
      <style:text-properties fo:color="#7a7a43" style:font-name="DejaVu Sans Mono" fo:font-size="11.3000001907349pt"/>
    </style:style>
    <text:list-style style:name="L1">
      <text:list-level-style-number text:level="1" style:num-prefix="Question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27427526" text:style-name="L1">
        <text:list-item>
          <text:p text:style-name="P21">Create an external JS file and use it to show an alert on click of a button.</text:p>
          <text:p text:style-name="P22">Alert.js:--------------------------------------</text:p>
          <text:p text:style-name="P30"><text:span text:style-name="T4">function </text:span><text:span text:style-name="T3">myFunction</text:span><text:span text:style-name="T1">() {</text:span></text:p>
        </text:list-item>
      </text:list>
      <text:p text:style-name="P17"><text:s text:c="4"/><text:span text:style-name="T21">alert</text:span><text:span text:style-name="T20">(</text:span><text:span text:style-name="T24">"Showing Alert"</text:span><text:span text:style-name="T20">);</text:span></text:p>
      <text:p text:style-name="P19">}</text:p>
      <text:list xml:id="list225848080946906" text:continue-numbering="true" text:style-name="L1">
        <text:list-header>
          <text:p text:style-name="P22">Question1.html:-----------------------------</text:p>
          <text:p text:style-name="P30"><text:span text:style-name="T2">&lt;!DOCTYPE </text:span><text:span text:style-name="T6">html</text:span><text:span text:style-name="T2">&gt;</text:span></text:p>
        </text:list-header>
      </text:list>
      <text:p text:style-name="P16"><text:span text:style-name="T28">&lt;</text:span><text:span text:style-name="T17">html </text:span><text:span text:style-name="T29">lang=</text:span><text:span text:style-name="T27">"en" </text:span><text:span text:style-name="T29">xmlns:</text:span><text:span text:style-name="T36">th</text:span><text:span text:style-name="T29">=</text:span><text:span text:style-name="T27">"http://www.springframework.org/schema/mvc"</text:span><text:span text:style-name="T28">&gt;</text:span></text:p>
      <text:p text:style-name="P16"><text:span text:style-name="T28">&lt;</text:span><text:span text:style-name="T17">head</text:span><text:span text:style-name="T28">&gt;</text:span></text:p>
      <text:p text:style-name="P17"><text:s text:c="4"/><text:span text:style-name="T22">&lt;</text:span><text:span text:style-name="T19">meta </text:span><text:span text:style-name="T32">charset=</text:span><text:span text:style-name="T25">"UTF-8"</text:span><text:span text:style-name="T22">&gt;</text:span></text:p>
      <text:p text:style-name="P17"><text:s text:c="4"/><text:span text:style-name="T22">&lt;</text:span><text:span text:style-name="T19">title</text:span><text:span text:style-name="T22">&gt;</text:span><text:span text:style-name="T20">Alert By Button</text:span><text:span text:style-name="T22">&lt;/</text:span><text:span text:style-name="T19">title</text:span><text:span text:style-name="T22">&gt;</text:span></text:p>
      <text:p text:style-name="P17"><text:s text:c="4"/><text:span text:style-name="T22">&lt;</text:span><text:span text:style-name="T19">script </text:span><text:span text:style-name="T32">type=</text:span><text:span text:style-name="T25">"text/javascript" </text:span><text:span text:style-name="T38">th</text:span><text:span text:style-name="T32">:src=</text:span><text:span text:style-name="T25">"@{/js/Alert.js}"</text:span><text:span text:style-name="T22">&gt;&lt;/</text:span><text:span text:style-name="T19">script</text:span><text:span text:style-name="T22">&gt;</text:span></text:p>
      <text:p text:style-name="P16"><text:span text:style-name="T28">&lt;/</text:span><text:span text:style-name="T17">head</text:span><text:span text:style-name="T28">&gt;</text:span></text:p>
      <text:p text:style-name="P16"><text:span text:style-name="T28">&lt;</text:span><text:span text:style-name="T17">body</text:span><text:span text:style-name="T28">&gt;</text:span></text:p>
      <text:p text:style-name="P16"><text:span text:style-name="T28">&lt;</text:span><text:span text:style-name="T17">button </text:span><text:span text:style-name="T29">onclick=</text:span><text:span text:style-name="T27">"</text:span><text:span text:style-name="T14">myFunction</text:span>()<text:span text:style-name="T27">" </text:span><text:span text:style-name="T28">&gt;</text:span>Click<text:span text:style-name="T28">&lt;/</text:span><text:span text:style-name="T17">button</text:span><text:span text:style-name="T28">&gt;</text:span></text:p>
      <text:p text:style-name="P16"><text:span text:style-name="T28">&lt;/</text:span><text:span text:style-name="T17">body</text:span><text:span text:style-name="T28">&gt;</text:span></text:p>
      <text:p text:style-name="P20"><text:span text:style-name="T42">&lt;/</text:span><text:span text:style-name="T19">html</text:span><text:span text:style-name="T42">&gt;</text:span></text:p>
      <text:list xml:id="list225847337698032" text:continue-numbering="true" text:style-name="L1">
        <text:list-item>
          <text:p text:style-name="P21">Create an external CSS file and use it to modify hello world page background color to <text:bookmark-start text:name="__DdeLink__1_3282820360"/>grey<text:bookmark-end text:name="__DdeLink__1_3282820360"/>.</text:p>
          <text:p text:style-name="P23">style.css:----------------------------</text:p>
          <text:p text:style-name="P34">.<text:span text:style-name="T15">odd</text:span>{</text:p>
          <text:p text:style-name="P26"><text:s text:c="4"/><text:span text:style-name="T31">background-color</text:span><text:span text:style-name="T20">: </text:span><text:span text:style-name="T24">grey</text:span><text:span text:style-name="T20">;</text:span></text:p>
          <text:p text:style-name="P37">}</text:p>
          <text:p text:style-name="P23">Question2.html:-------------------------</text:p>
          <text:p text:style-name="P31"><text:span text:style-name="T28">&lt;!DOCTYPE </text:span><text:span text:style-name="T29">html</text:span><text:span text:style-name="T28">&gt;</text:span></text:p>
        </text:list-item>
      </text:list>
      <text:p text:style-name="P16"><text:span text:style-name="T28">&lt;</text:span><text:span text:style-name="T17">html </text:span><text:span text:style-name="T29">lang=</text:span><text:span text:style-name="T27">"en" </text:span><text:span text:style-name="T29">xmlns:</text:span><text:span text:style-name="T36">th</text:span><text:span text:style-name="T29">=</text:span><text:span text:style-name="T27">"http://www.w3.org/1999/xhtml"</text:span><text:span text:style-name="T28">&gt;</text:span></text:p>
      <text:p text:style-name="P16"><text:span text:style-name="T28">&lt;</text:span><text:span text:style-name="T17">head</text:span><text:span text:style-name="T28">&gt;</text:span></text:p>
      <text:p text:style-name="P17"><text:s text:c="4"/><text:span text:style-name="T22">&lt;</text:span><text:span text:style-name="T19">meta </text:span><text:span text:style-name="T32">charset=</text:span><text:span text:style-name="T25">"UTF-8"</text:span><text:span text:style-name="T22">&gt;</text:span></text:p>
      <text:p text:style-name="P17"><text:s text:c="4"/><text:span text:style-name="T22">&lt;</text:span><text:span text:style-name="T19">title</text:span><text:span text:style-name="T22">&gt;</text:span><text:span text:style-name="T20">Color</text:span><text:span text:style-name="T22">&lt;/</text:span><text:span text:style-name="T19">title</text:span><text:span text:style-name="T22">&gt;</text:span></text:p>
      <text:p text:style-name="P17"><text:s text:c="4"/><text:span text:style-name="T22">&lt;</text:span><text:span text:style-name="T19">link </text:span><text:span text:style-name="T32">rel=</text:span><text:span text:style-name="T25">"stylesheet" </text:span><text:span text:style-name="T38">th</text:span><text:span text:style-name="T32">:href=</text:span><text:span text:style-name="T25">"@{/css/style.css}"</text:span><text:span text:style-name="T22">&gt;</text:span></text:p>
      <text:p text:style-name="P16"><text:span text:style-name="T28">&lt;/</text:span><text:span text:style-name="T17">head</text:span><text:span text:style-name="T28">&gt;</text:span></text:p>
      <text:p text:style-name="P16"><text:span text:style-name="T28">&lt;</text:span><text:span text:style-name="T17">body </text:span><text:span text:style-name="T29">class=</text:span><text:span text:style-name="T27">"odd"</text:span><text:span text:style-name="T28">&gt;</text:span></text:p>
      <text:p text:style-name="P16"><text:span text:style-name="T28">&lt;</text:span><text:span text:style-name="T17">h1</text:span><text:span text:style-name="T28">&gt;</text:span>Hello World<text:span text:style-name="T28">&lt;/</text:span><text:span text:style-name="T17">h1</text:span><text:span text:style-name="T28">&gt;</text:span></text:p>
      <text:p text:style-name="P16"><text:span text:style-name="T28">&lt;/</text:span><text:span text:style-name="T17">body</text:span><text:span text:style-name="T28">&gt;</text:span></text:p>
      <text:p text:style-name="P19"><text:span text:style-name="T28">&lt;/</text:span><text:span text:style-name="T17">html</text:span><text:span text:style-name="T28">&gt;</text:span></text:p>
      <text:list xml:id="list225848247220473" text:continue-numbering="true" text:style-name="L1">
        <text:list-header>
          <text:p text:style-name="P21"/>
        </text:list-header>
        <text:list-item>
          <text:p text:style-name="P21">Create an Employee registration form and bind it's requested values on the controller.</text:p>
        </text:list-item>
      </text:list>
      <text:p text:style-name="P2">Employee.java:----------------</text:p>
      <text:p text:style-name="P8"><text:span text:style-name="T16">package </text:span>com.ttn.thymeleaf.entity;</text:p>
      <text:p text:style-name="P16"><text:span text:style-name="T16">public class </text:span>Employee {</text:p>
      <text:p text:style-name="P17"><text:soft-page-break/><text:s text:c="4"/><text:span text:style-name="T18">private </text:span><text:span text:style-name="T20">String </text:span><text:span text:style-name="T37">name</text:span><text:span text:style-name="T20">;</text:span></text:p>
      <text:p text:style-name="P17"><text:s text:c="4"/><text:span text:style-name="T18">private </text:span><text:span text:style-name="T20">String </text:span><text:span text:style-name="T37">department</text:span><text:span text:style-name="T20">;</text:span></text:p>
      <text:p text:style-name="P17"><text:s text:c="4"/><text:span text:style-name="T18">private </text:span><text:span text:style-name="T20">String </text:span><text:span text:style-name="T37">gender</text:span><text:span text:style-name="T20">;</text:span></text:p>
      <text:p text:style-name="P17"><text:s text:c="4"/><text:span text:style-name="T18">private </text:span><text:span text:style-name="T20">Integer </text:span><text:span text:style-name="T37">salary</text:span><text:span text:style-name="T20">;</text:span></text:p>
      <text:p text:style-name="P17"><text:s text:c="4"/><text:span text:style-name="T18">public </text:span><text:span text:style-name="T20">String getName() {</text:span></text:p>
      <text:p text:style-name="P17"><text:s text:c="8"/><text:span text:style-name="T18">return </text:span><text:span text:style-name="T37">name</text:span><text:span text:style-name="T20">;</text:span></text:p>
      <text:p text:style-name="P17"><text:s text:c="4"/><text:span text:style-name="T20">}</text:span></text:p>
      <text:p text:style-name="P17"><text:s text:c="4"/><text:span text:style-name="T18">public void </text:span><text:span text:style-name="T20">setName(String name) {</text:span></text:p>
      <text:p text:style-name="P17"><text:s text:c="8"/><text:span text:style-name="T18">this</text:span><text:span text:style-name="T20">.</text:span><text:span text:style-name="T37">name </text:span><text:span text:style-name="T20">= name;</text:span></text:p>
      <text:p text:style-name="P17"><text:s text:c="4"/><text:span text:style-name="T20">}</text:span></text:p>
      <text:p text:style-name="P17"><text:s text:c="4"/><text:span text:style-name="T18">public </text:span><text:span text:style-name="T20">String getDepartment() {</text:span></text:p>
      <text:p text:style-name="P17"><text:s text:c="8"/><text:span text:style-name="T18">return </text:span><text:span text:style-name="T37">department</text:span><text:span text:style-name="T20">;</text:span></text:p>
      <text:p text:style-name="P17"><text:s text:c="4"/><text:span text:style-name="T20">}</text:span></text:p>
      <text:p text:style-name="P17"><text:s text:c="4"/><text:span text:style-name="T18">public void </text:span><text:span text:style-name="T20">setDepartment(String department) {</text:span></text:p>
      <text:p text:style-name="P17"><text:s text:c="8"/><text:span text:style-name="T18">this</text:span><text:span text:style-name="T20">.</text:span><text:span text:style-name="T37">department </text:span><text:span text:style-name="T20">= department;</text:span></text:p>
      <text:p text:style-name="P17"><text:s text:c="4"/><text:span text:style-name="T20">}</text:span></text:p>
      <text:p text:style-name="P17"><text:s text:c="4"/><text:span text:style-name="T18">public </text:span><text:span text:style-name="T20">String getGender() {</text:span></text:p>
      <text:p text:style-name="P17"><text:s text:c="8"/><text:span text:style-name="T18">return </text:span><text:span text:style-name="T37">gender</text:span><text:span text:style-name="T20">;</text:span></text:p>
      <text:p text:style-name="P17"><text:s text:c="4"/><text:span text:style-name="T20">}</text:span></text:p>
      <text:p text:style-name="P17"><text:s text:c="4"/><text:span text:style-name="T18">public void </text:span><text:span text:style-name="T20">setGender(String gender) {</text:span></text:p>
      <text:p text:style-name="P17"><text:s text:c="8"/><text:span text:style-name="T18">this</text:span><text:span text:style-name="T20">.</text:span><text:span text:style-name="T37">gender </text:span><text:span text:style-name="T20">= gender;</text:span></text:p>
      <text:p text:style-name="P17"><text:s text:c="4"/><text:span text:style-name="T20">}</text:span></text:p>
      <text:p text:style-name="P17"><text:s text:c="4"/><text:span text:style-name="T18">public </text:span><text:span text:style-name="T20">Integer getSalary() {</text:span></text:p>
      <text:p text:style-name="P17"><text:s text:c="8"/><text:span text:style-name="T18">return </text:span><text:span text:style-name="T37">salary</text:span><text:span text:style-name="T20">;</text:span></text:p>
      <text:p text:style-name="P17"><text:s text:c="4"/><text:span text:style-name="T20">}</text:span></text:p>
      <text:p text:style-name="P17"><text:s text:c="4"/><text:span text:style-name="T18">public void </text:span><text:span text:style-name="T20">setSalary(Integer salary) {</text:span></text:p>
      <text:p text:style-name="P17"><text:s text:c="8"/><text:span text:style-name="T18">this</text:span><text:span text:style-name="T20">.</text:span><text:span text:style-name="T37">salary </text:span><text:span text:style-name="T20">= salary;</text:span></text:p>
      <text:p text:style-name="P17"><text:s text:c="4"/><text:span text:style-name="T20">}</text:span></text:p>
      <text:p text:style-name="P17"><text:s text:c="4"/><text:span text:style-name="T44">@Override</text:span></text:p>
      <text:p text:style-name="P17"><text:span text:style-name="T43"><text:s text:c="4"/></text:span><text:span text:style-name="T18">public </text:span><text:span text:style-name="T20">String toString() {</text:span></text:p>
      <text:p text:style-name="P17"><text:s text:c="8"/><text:span text:style-name="T18">return </text:span><text:span text:style-name="T24">"Employee{" </text:span><text:span text:style-name="T20">+</text:span></text:p>
      <text:p text:style-name="P17"><text:s text:c="16"/><text:span text:style-name="T24">"name='" </text:span><text:span text:style-name="T20">+ </text:span><text:span text:style-name="T37">name </text:span><text:span text:style-name="T20">+ </text:span><text:span text:style-name="T24">'</text:span><text:span text:style-name="T18">\'</text:span><text:span text:style-name="T24">' </text:span><text:span text:style-name="T20">+</text:span></text:p>
      <text:p text:style-name="P17"><text:s text:c="16"/><text:span text:style-name="T24">", department='" </text:span><text:span text:style-name="T20">+ </text:span><text:span text:style-name="T37">department </text:span><text:span text:style-name="T20">+ </text:span><text:span text:style-name="T24">'</text:span><text:span text:style-name="T18">\'</text:span><text:span text:style-name="T24">' </text:span><text:span text:style-name="T20">+</text:span></text:p>
      <text:p text:style-name="P17"><text:s text:c="16"/><text:span text:style-name="T24">", gender='" </text:span><text:span text:style-name="T20">+ </text:span><text:span text:style-name="T37">gender </text:span><text:span text:style-name="T20">+ </text:span><text:span text:style-name="T24">'</text:span><text:span text:style-name="T18">\'</text:span><text:span text:style-name="T24">' </text:span><text:span text:style-name="T20">+</text:span></text:p>
      <text:p text:style-name="P17"><text:s text:c="16"/><text:span text:style-name="T24">", salary=" </text:span><text:span text:style-name="T20">+ </text:span><text:span text:style-name="T37">salary </text:span><text:span text:style-name="T20">+</text:span></text:p>
      <text:p text:style-name="P17"><text:s text:c="16"/><text:span text:style-name="T24">'}'</text:span><text:span text:style-name="T20">;</text:span></text:p>
      <text:p text:style-name="P17"><text:s text:c="4"/><text:span text:style-name="T20">}</text:span></text:p>
      <text:p text:style-name="P19">}</text:p>
      <text:p text:style-name="P8"/>
      <text:p text:style-name="P16"/>
      <text:p text:style-name="P2">Question3.html:---------------------------------------</text:p>
      <text:p text:style-name="P8"><text:span text:style-name="T28">&lt;!DOCTYPE </text:span><text:span text:style-name="T29">html</text:span><text:span text:style-name="T28">&gt;</text:span></text:p>
      <text:p text:style-name="P16"><text:span text:style-name="T28">&lt;</text:span><text:span text:style-name="T17">html </text:span><text:span text:style-name="T29">lang=</text:span><text:span text:style-name="T27">"en" </text:span><text:span text:style-name="T29">xmlns:</text:span><text:span text:style-name="T36">th</text:span><text:span text:style-name="T29">=</text:span><text:span text:style-name="T27">"http://www.w3.org/1999/xhtml"</text:span><text:span text:style-name="T28">&gt;</text:span></text:p>
      <text:p text:style-name="P16"><text:span text:style-name="T28">&lt;</text:span><text:span text:style-name="T17">head</text:span><text:span text:style-name="T28">&gt;</text:span></text:p>
      <text:p text:style-name="P17"><text:s text:c="4"/><text:span text:style-name="T22">&lt;</text:span><text:span text:style-name="T19">meta </text:span><text:span text:style-name="T32">charset=</text:span><text:span text:style-name="T25">"UTF-8"</text:span><text:span text:style-name="T22">&gt;</text:span></text:p>
      <text:p text:style-name="P17"><text:s text:c="4"/><text:span text:style-name="T22">&lt;</text:span><text:span text:style-name="T19">title</text:span><text:span text:style-name="T22">&gt;</text:span><text:span text:style-name="T20">Title</text:span><text:span text:style-name="T22">&lt;/</text:span><text:span text:style-name="T19">title</text:span><text:span text:style-name="T22">&gt;</text:span></text:p>
      <text:p text:style-name="P16"><text:span text:style-name="T28">&lt;/</text:span><text:span text:style-name="T17">head</text:span><text:span text:style-name="T28">&gt;</text:span></text:p>
      <text:p text:style-name="P16"><text:span text:style-name="T28">&lt;</text:span><text:span text:style-name="T17">body</text:span><text:span text:style-name="T28">&gt;</text:span></text:p>
      <text:p text:style-name="P16"><text:span text:style-name="T28">&lt;</text:span><text:span text:style-name="T17">form </text:span><text:span text:style-name="T36">th</text:span><text:span text:style-name="T29">:action=</text:span><text:span text:style-name="T27">"@{/employee}" </text:span><text:span text:style-name="T36">th</text:span><text:span text:style-name="T29">:object=</text:span><text:span text:style-name="T27">"${employee}" </text:span><text:span text:style-name="T29">method=</text:span><text:span text:style-name="T27">"post"</text:span><text:span text:style-name="T28">&gt;</text:span></text:p>
      <text:p text:style-name="P17"><text:s text:c="4"/><text:span text:style-name="T22">&lt;</text:span><text:span text:style-name="T19">table</text:span><text:span text:style-name="T22">&gt;</text:span></text:p>
      <text:p text:style-name="P17"><text:s text:c="8"/><text:span text:style-name="T22">&lt;</text:span><text:span text:style-name="T19">tr</text:span><text:span text:style-name="T22">&gt;&lt;</text:span><text:span text:style-name="T19">td</text:span><text:span text:style-name="T22">&gt;&lt;</text:span><text:span text:style-name="T19">label</text:span><text:span text:style-name="T22">&gt;</text:span><text:span text:style-name="T20">Name</text:span><text:span text:style-name="T22">&lt;/</text:span><text:span text:style-name="T19">label</text:span><text:span text:style-name="T22">&gt;&lt;/</text:span><text:span text:style-name="T19">td</text:span><text:span text:style-name="T22">&gt;</text:span></text:p>
      <text:p text:style-name="P17"><text:soft-page-break/><text:s text:c="8"/><text:span text:style-name="T22">&lt;</text:span><text:span text:style-name="T19">td</text:span><text:span text:style-name="T22">&gt;&lt;</text:span><text:span text:style-name="T19">input </text:span><text:span text:style-name="T38">th</text:span><text:span text:style-name="T32">:type=</text:span><text:span text:style-name="T25">"text" </text:span><text:span text:style-name="T38">th</text:span><text:span text:style-name="T32">:name=</text:span><text:span text:style-name="T25">"name"</text:span><text:span text:style-name="T22">&gt;&lt;/</text:span><text:span text:style-name="T19">td</text:span><text:span text:style-name="T22">&gt;&lt;/</text:span><text:span text:style-name="T19">tr</text:span><text:span text:style-name="T22">&gt;</text:span></text:p>
      <text:p text:style-name="P17"><text:s text:c="8"/><text:span text:style-name="T22">&lt;</text:span><text:span text:style-name="T19">tr</text:span><text:span text:style-name="T22">&gt;&lt;</text:span><text:span text:style-name="T19">td</text:span><text:span text:style-name="T22">&gt;&lt;</text:span><text:span text:style-name="T19">label</text:span><text:span text:style-name="T22">&gt;</text:span><text:span text:style-name="T20">Department</text:span><text:span text:style-name="T22">&lt;/</text:span><text:span text:style-name="T19">label</text:span><text:span text:style-name="T22">&gt;&lt;/</text:span><text:span text:style-name="T19">td</text:span><text:span text:style-name="T22">&gt;</text:span></text:p>
      <text:p text:style-name="P17"><text:s text:c="12"/><text:span text:style-name="T22">&lt;</text:span><text:span text:style-name="T19">td</text:span><text:span text:style-name="T22">&gt;&lt;</text:span><text:span text:style-name="T19">input </text:span><text:span text:style-name="T38">th</text:span><text:span text:style-name="T32">:type=</text:span><text:span text:style-name="T25">"text" </text:span><text:span text:style-name="T38">th</text:span><text:span text:style-name="T32">:name=</text:span><text:span text:style-name="T25">"department"</text:span><text:span text:style-name="T22">&gt;&lt;/</text:span><text:span text:style-name="T19">td</text:span><text:span text:style-name="T22">&gt;&lt;/</text:span><text:span text:style-name="T19">tr</text:span><text:span text:style-name="T22">&gt;</text:span></text:p>
      <text:p text:style-name="P17"><text:s text:c="8"/><text:span text:style-name="T22">&lt;</text:span><text:span text:style-name="T19">tr</text:span><text:span text:style-name="T22">&gt;&lt;</text:span><text:span text:style-name="T19">td</text:span><text:span text:style-name="T22">&gt;&lt;</text:span><text:span text:style-name="T19">label</text:span><text:span text:style-name="T22">&gt;</text:span><text:span text:style-name="T20">Gender</text:span><text:span text:style-name="T22">&lt;/</text:span><text:span text:style-name="T19">label</text:span><text:span text:style-name="T22">&gt;&lt;/</text:span><text:span text:style-name="T19">td</text:span><text:span text:style-name="T22">&gt;</text:span></text:p>
      <text:p text:style-name="P17"><text:s text:c="12"/><text:span text:style-name="T22">&lt;</text:span><text:span text:style-name="T19">td</text:span><text:span text:style-name="T22">&gt;&lt;</text:span><text:span text:style-name="T19">input </text:span><text:span text:style-name="T38">th</text:span><text:span text:style-name="T32">:type=</text:span><text:span text:style-name="T25">"text" </text:span><text:span text:style-name="T38">th</text:span><text:span text:style-name="T32">:name=</text:span><text:span text:style-name="T25">"gender"</text:span><text:span text:style-name="T22">&gt;&lt;/</text:span><text:span text:style-name="T19">td</text:span><text:span text:style-name="T22">&gt;&lt;/</text:span><text:span text:style-name="T19">tr</text:span><text:span text:style-name="T22">&gt;</text:span></text:p>
      <text:p text:style-name="P17"><text:s text:c="8"/><text:span text:style-name="T22">&lt;</text:span><text:span text:style-name="T19">tr</text:span><text:span text:style-name="T22">&gt;&lt;</text:span><text:span text:style-name="T19">td</text:span><text:span text:style-name="T22">&gt;&lt;</text:span><text:span text:style-name="T19">label</text:span><text:span text:style-name="T22">&gt;</text:span><text:span text:style-name="T20">Salary</text:span><text:span text:style-name="T22">&lt;/</text:span><text:span text:style-name="T19">label</text:span><text:span text:style-name="T22">&gt;&lt;/</text:span><text:span text:style-name="T19">td</text:span><text:span text:style-name="T22">&gt;</text:span></text:p>
      <text:p text:style-name="P17"><text:s text:c="12"/><text:span text:style-name="T22">&lt;</text:span><text:span text:style-name="T19">td</text:span><text:span text:style-name="T22">&gt;&lt;</text:span><text:span text:style-name="T19">input </text:span><text:span text:style-name="T38">th</text:span><text:span text:style-name="T32">:type=</text:span><text:span text:style-name="T25">"text" </text:span><text:span text:style-name="T38">th</text:span><text:span text:style-name="T32">:name=</text:span><text:span text:style-name="T25">"salary"</text:span><text:span text:style-name="T22">&gt;&lt;/</text:span><text:span text:style-name="T19">td</text:span><text:span text:style-name="T22">&gt;&lt;/</text:span><text:span text:style-name="T19">tr</text:span><text:span text:style-name="T22">&gt;</text:span></text:p>
      <text:p text:style-name="P17"><text:s text:c="8"/><text:span text:style-name="T22">&lt;</text:span><text:span text:style-name="T19">tr</text:span><text:span text:style-name="T22">&gt;&lt;</text:span><text:span text:style-name="T19">td</text:span><text:span text:style-name="T22">&gt;&lt;/</text:span><text:span text:style-name="T19">td</text:span><text:span text:style-name="T22">&gt;</text:span></text:p>
      <text:p text:style-name="P17"><text:s text:c="12"/><text:span text:style-name="T22">&lt;</text:span><text:span text:style-name="T19">td</text:span><text:span text:style-name="T22">&gt;&lt;</text:span><text:span text:style-name="T19">input </text:span><text:span text:style-name="T32">type=</text:span><text:span text:style-name="T25">"submit" </text:span><text:span text:style-name="T32">name=</text:span><text:span text:style-name="T25">"Submit"</text:span><text:span text:style-name="T22">&gt;&lt;/</text:span><text:span text:style-name="T19">td</text:span><text:span text:style-name="T22">&gt;&lt;/</text:span><text:span text:style-name="T19">tr</text:span><text:span text:style-name="T22">&gt;</text:span></text:p>
      <text:p text:style-name="P17"><text:s text:c="4"/><text:span text:style-name="T22">&lt;/</text:span><text:span text:style-name="T19">table</text:span><text:span text:style-name="T22">&gt;</text:span></text:p>
      <text:p text:style-name="P16"><text:span text:style-name="T28">&lt;/</text:span><text:span text:style-name="T17">form</text:span><text:span text:style-name="T28">&gt;</text:span></text:p>
      <text:p text:style-name="P16"><text:span text:style-name="T28">&lt;/</text:span><text:span text:style-name="T17">body</text:span><text:span text:style-name="T28">&gt;</text:span></text:p>
      <text:p text:style-name="P19"><text:span text:style-name="T28">&lt;/</text:span><text:span text:style-name="T17">html</text:span><text:span text:style-name="T28">&gt;</text:span></text:p>
      <text:p text:style-name="P33"/>
      <text:p text:style-name="P25"/>
      <text:p text:style-name="P2">TestController.java:----------------------------</text:p>
      <text:p text:style-name="P8"><text:span text:style-name="T43">@RequestMapping</text:span>(<text:span text:style-name="T26">"/question3"</text:span>)</text:p>
      <text:p text:style-name="P16">String question3(){</text:p>
      <text:p text:style-name="P17"><text:s text:c="4"/><text:span text:style-name="T18">return </text:span><text:span text:style-name="T24">"Question3"</text:span><text:span text:style-name="T20">;</text:span></text:p>
      <text:p text:style-name="P16">}</text:p>
      <text:p text:style-name="P16"><text:span text:style-name="T43">@RequestMapping</text:span>(value = <text:span text:style-name="T26">"/employee"</text:span>,method = RequestMethod.<text:span text:style-name="T41">POST</text:span>)</text:p>
      <text:p text:style-name="P18">@ResponseBody</text:p>
      <text:p text:style-name="P16">String emp(<text:span text:style-name="T43">@ModelAttribute </text:span>Employee employee){</text:p>
      <text:p text:style-name="P17"><text:s text:c="4"/><text:span text:style-name="T18">return </text:span><text:span text:style-name="T24">""</text:span><text:span text:style-name="T20">+employee;</text:span></text:p>
      <text:p text:style-name="P19">}</text:p>
      <text:p text:style-name="P8"/>
      <text:p text:style-name="P2"/>
      <text:list xml:id="list225848617311527" text:continue-numbering="true" text:style-name="L1">
        <text:list-item>
          <text:p text:style-name="P21">Create a dynamic HTML page and render an Employee table with emp object return from the controller</text:p>
        </text:list-item>
      </text:list>
      <text:p text:style-name="P36">TestController.java:-----------------------------</text:p>
      <text:p text:style-name="P14"><text:span text:style-name="T43">@RequestMapping</text:span>(<text:span text:style-name="T26">"/showEmp"</text:span>)</text:p>
      <text:p text:style-name="P16">String show(Model model){</text:p>
      <text:p text:style-name="P17"><text:s text:c="4"/><text:span text:style-name="T20">List&lt;Employee&gt; employees=</text:span><text:span text:style-name="T18">new </text:span><text:span text:style-name="T20">ArrayList&lt;&gt;();</text:span></text:p>
      <text:p text:style-name="P17"><text:s text:c="4"/><text:span text:style-name="T20">employees.add(</text:span><text:span text:style-name="T18">new </text:span><text:span text:style-name="T20">Employee(</text:span><text:span text:style-name="T24">"Vineet"</text:span><text:span text:style-name="T20">,</text:span><text:span text:style-name="T24">"IT"</text:span><text:span text:style-name="T20">,</text:span><text:span text:style-name="T24">"Male"</text:span><text:span text:style-name="T20">,</text:span><text:span text:style-name="T30">30000</text:span><text:span text:style-name="T20">));</text:span></text:p>
      <text:p text:style-name="P17"><text:s text:c="4"/><text:span text:style-name="T20">employees.add(</text:span><text:span text:style-name="T18">new </text:span><text:span text:style-name="T20">Employee(</text:span><text:span text:style-name="T24">"Shivam"</text:span><text:span text:style-name="T20">,</text:span><text:span text:style-name="T24">"IT"</text:span><text:span text:style-name="T20">,</text:span><text:span text:style-name="T24">"Male"</text:span><text:span text:style-name="T20">,</text:span><text:span text:style-name="T30">30000</text:span><text:span text:style-name="T20">));</text:span></text:p>
      <text:p text:style-name="P17"><text:s text:c="4"/><text:span text:style-name="T20">employees.add(</text:span><text:span text:style-name="T18">new </text:span><text:span text:style-name="T20">Employee(</text:span><text:span text:style-name="T24">"DHANENDRA"</text:span><text:span text:style-name="T20">,</text:span><text:span text:style-name="T24">"IT"</text:span><text:span text:style-name="T20">,</text:span><text:span text:style-name="T24">"Male"</text:span><text:span text:style-name="T20">,</text:span><text:span text:style-name="T30">66000</text:span><text:span text:style-name="T20">));</text:span></text:p>
      <text:p text:style-name="P17"><text:s text:c="4"/><text:span text:style-name="T20">employees.add(</text:span><text:span text:style-name="T18">new </text:span><text:span text:style-name="T20">Employee(</text:span><text:span text:style-name="T24">"Rishabh"</text:span><text:span text:style-name="T20">,</text:span><text:span text:style-name="T24">"IT"</text:span><text:span text:style-name="T20">,</text:span><text:span text:style-name="T24">"Male"</text:span><text:span text:style-name="T20">,</text:span><text:span text:style-name="T30">30000</text:span><text:span text:style-name="T20">));</text:span></text:p>
      <text:p text:style-name="P17"><text:s text:c="4"/><text:span text:style-name="T20">employees.add(</text:span><text:span text:style-name="T18">new </text:span><text:span text:style-name="T20">Employee(</text:span><text:span text:style-name="T24">"Anuj"</text:span><text:span text:style-name="T20">,</text:span><text:span text:style-name="T24">"IT"</text:span><text:span text:style-name="T20">,</text:span><text:span text:style-name="T24">"Male"</text:span><text:span text:style-name="T20">,</text:span><text:span text:style-name="T30">10000</text:span><text:span text:style-name="T20">));</text:span></text:p>
      <text:p text:style-name="P17"><text:s text:c="4"/><text:span text:style-name="T20">model.addAttribute(</text:span><text:span text:style-name="T24">"emp"</text:span><text:span text:style-name="T20">,employees);</text:span></text:p>
      <text:p text:style-name="P17"><text:s text:c="4"/><text:span text:style-name="T18">return </text:span><text:span text:style-name="T24">"Question4"</text:span><text:span text:style-name="T20">;</text:span></text:p>
      <text:p text:style-name="P19">}</text:p>
      <text:p text:style-name="P1"/>
      <text:p text:style-name="P1"/>
      <text:p text:style-name="P1"/>
      <text:p text:style-name="P2"><text:soft-page-break/>hello.html:--------------------------------</text:p>
      <text:p text:style-name="P8"><text:span text:style-name="T9">&lt;!DOCTYPE </text:span><text:span text:style-name="T8">html</text:span><text:span text:style-name="T9">&gt;</text:span></text:p>
      <text:p text:style-name="P16"><text:span text:style-name="T28">&lt;</text:span><text:span text:style-name="T17">html </text:span><text:span text:style-name="T29">lang=</text:span><text:span text:style-name="T27">"en" </text:span><text:span text:style-name="T29">xmlns:</text:span><text:span text:style-name="T36">th</text:span><text:span text:style-name="T29">=</text:span><text:span text:style-name="T27">"http://www.w3.org/1999/xhtml"</text:span><text:span text:style-name="T28">&gt;</text:span></text:p>
      <text:p text:style-name="P16"><text:span text:style-name="T28">&lt;</text:span><text:span text:style-name="T17">head</text:span><text:span text:style-name="T28">&gt;</text:span></text:p>
      <text:p text:style-name="P17"><text:s text:c="4"/><text:span text:style-name="T22">&lt;</text:span><text:span text:style-name="T19">meta </text:span><text:span text:style-name="T32">charset=</text:span><text:span text:style-name="T25">"UTF-8"</text:span><text:span text:style-name="T22">&gt;</text:span></text:p>
      <text:p text:style-name="P17"><text:s text:c="4"/><text:span text:style-name="T22">&lt;</text:span><text:span text:style-name="T19">title</text:span><text:span text:style-name="T22">&gt;</text:span><text:span text:style-name="T20">Title</text:span><text:span text:style-name="T22">&lt;/</text:span><text:span text:style-name="T19">title</text:span><text:span text:style-name="T22">&gt;</text:span></text:p>
      <text:p text:style-name="P16"><text:span text:style-name="T28">&lt;/</text:span><text:span text:style-name="T17">head</text:span><text:span text:style-name="T28">&gt;</text:span></text:p>
      <text:p text:style-name="P16"><text:span text:style-name="T28">&lt;</text:span><text:span text:style-name="T17">body</text:span><text:span text:style-name="T28">&gt;</text:span></text:p>
      <text:p text:style-name="P16"><text:span text:style-name="T28">&lt;</text:span><text:span text:style-name="T17">table</text:span><text:span text:style-name="T28">&gt;</text:span></text:p>
      <text:p text:style-name="P17"><text:s text:c="4"/><text:span text:style-name="T22">&lt;</text:span><text:span text:style-name="T19">tr</text:span><text:span text:style-name="T22">&gt;</text:span></text:p>
      <text:p text:style-name="P17"><text:s text:c="8"/><text:span text:style-name="T22">&lt;</text:span><text:span text:style-name="T19">td</text:span><text:span text:style-name="T22">&gt;</text:span><text:span text:style-name="T20">Name</text:span><text:span text:style-name="T22">&lt;/</text:span><text:span text:style-name="T19">td</text:span><text:span text:style-name="T22">&gt;</text:span></text:p>
      <text:p text:style-name="P17"><text:s text:c="8"/><text:span text:style-name="T22">&lt;</text:span><text:span text:style-name="T19">td</text:span><text:span text:style-name="T22">&gt;</text:span><text:span text:style-name="T20">Department</text:span><text:span text:style-name="T22">&lt;/</text:span><text:span text:style-name="T19">td</text:span><text:span text:style-name="T22">&gt;</text:span></text:p>
      <text:p text:style-name="P17"><text:s text:c="8"/><text:span text:style-name="T22">&lt;</text:span><text:span text:style-name="T19">td</text:span><text:span text:style-name="T22">&gt;</text:span><text:span text:style-name="T20">DOB</text:span><text:span text:style-name="T22">&lt;/</text:span><text:span text:style-name="T19">td</text:span><text:span text:style-name="T22">&gt;</text:span></text:p>
      <text:p text:style-name="P17"><text:s text:c="8"/><text:span text:style-name="T22">&lt;</text:span><text:span text:style-name="T19">td</text:span><text:span text:style-name="T22">&gt;</text:span><text:span text:style-name="T20">Salary</text:span><text:span text:style-name="T22">&lt;/</text:span><text:span text:style-name="T19">td</text:span><text:span text:style-name="T22">&gt;</text:span></text:p>
      <text:p text:style-name="P17"><text:s text:c="4"/><text:span text:style-name="T22">&lt;/</text:span><text:span text:style-name="T19">tr</text:span><text:span text:style-name="T22">&gt;</text:span></text:p>
      <text:p text:style-name="P17"><text:s text:c="4"/><text:span text:style-name="T22">&lt;</text:span><text:span text:style-name="T19">tr </text:span><text:span text:style-name="T38">th</text:span><text:span text:style-name="T32">:each=</text:span><text:span text:style-name="T25">"result:${emp}"</text:span><text:span text:style-name="T22">&gt;</text:span></text:p>
      <text:p text:style-name="P17"><text:s text:c="8"/><text:span text:style-name="T22">&lt;</text:span><text:span text:style-name="T19">td </text:span><text:span text:style-name="T38">th</text:span><text:span text:style-name="T32">:text=</text:span><text:span text:style-name="T25">"${result.name}"</text:span><text:span text:style-name="T22">&gt;&lt;/</text:span><text:span text:style-name="T19">td</text:span><text:span text:style-name="T22">&gt;</text:span></text:p>
      <text:p text:style-name="P17"><text:s text:c="8"/><text:span text:style-name="T22">&lt;</text:span><text:span text:style-name="T19">td </text:span><text:span text:style-name="T38">th</text:span><text:span text:style-name="T32">:text=</text:span><text:span text:style-name="T25">"${result.department}"</text:span><text:span text:style-name="T22">&gt;&lt;/</text:span><text:span text:style-name="T19">td</text:span><text:span text:style-name="T22">&gt;</text:span></text:p>
      <text:p text:style-name="P17"><text:s text:c="8"/><text:span text:style-name="T22">&lt;</text:span><text:span text:style-name="T19">td </text:span><text:span text:style-name="T38">th</text:span><text:span text:style-name="T32">:text=</text:span><text:span text:style-name="T25">"${result.gender}"</text:span><text:span text:style-name="T22">&gt;&lt;/</text:span><text:span text:style-name="T19">td</text:span><text:span text:style-name="T22">&gt;</text:span></text:p>
      <text:p text:style-name="P17"><text:s text:c="8"/><text:span text:style-name="T22">&lt;</text:span><text:span text:style-name="T19">td </text:span><text:span text:style-name="T38">th</text:span><text:span text:style-name="T32">:text=</text:span><text:span text:style-name="T25">"${result.salary}"</text:span><text:span text:style-name="T22">&gt;&lt;/</text:span><text:span text:style-name="T19">td</text:span><text:span text:style-name="T22">&gt;</text:span></text:p>
      <text:p text:style-name="P17"><text:s text:c="4"/><text:span text:style-name="T22">&lt;/</text:span><text:span text:style-name="T19">tr</text:span><text:span text:style-name="T22">&gt;</text:span></text:p>
      <text:p text:style-name="P16"><text:span text:style-name="T28">&lt;/</text:span><text:span text:style-name="T17">table</text:span><text:span text:style-name="T28">&gt;</text:span></text:p>
      <text:p text:style-name="P16"><text:span text:style-name="T28">&lt;/</text:span><text:span text:style-name="T17">body</text:span><text:span text:style-name="T28">&gt;</text:span></text:p>
      <text:p text:style-name="P19"><text:span text:style-name="T28">&lt;/</text:span><text:span text:style-name="T17">html</text:span><text:span text:style-name="T28">&gt;</text:span></text:p>
      <text:p text:style-name="P35"/>
      <text:p text:style-name="P35"/>
      <text:list xml:id="list225848897103320" text:continue-numbering="true" text:style-name="L1">
        <text:list-item>
          <text:p text:style-name="P21">Show different custom greeting message based on the type of user. For example, if the user is of type admin=true then show "Hello Admin" message on Page else show "Hello User" basis on isAdmin attribute value passed in model data.</text:p>
        </text:list-item>
      </text:list>
      <text:p text:style-name="P3">Add to TestController.java:------------------</text:p>
      <text:p text:style-name="P14"><text:span text:style-name="T43">@RequestMapping</text:span>(<text:span text:style-name="T26">"/page"</text:span>)</text:p>
      <text:p text:style-name="P16">String page(HttpServletRequest request,Model model){</text:p>
      <text:p text:style-name="P17"><text:s text:c="4"/><text:span text:style-name="T18">if </text:span><text:span text:style-name="T20">(request.getParameterValues(</text:span><text:span text:style-name="T24">"isAdmin"</text:span><text:span text:style-name="T20">)!=</text:span><text:span text:style-name="T18">null</text:span><text:span text:style-name="T20">) {</text:span></text:p>
      <text:p text:style-name="P17"><text:s text:c="8"/><text:span text:style-name="T20">model.addAttribute(</text:span><text:span text:style-name="T24">"isAdmin"</text:span><text:span text:style-name="T20">,</text:span><text:span text:style-name="T18">true</text:span><text:span text:style-name="T20">);</text:span></text:p>
      <text:p text:style-name="P17"><text:s text:c="4"/><text:span text:style-name="T20">}</text:span></text:p>
      <text:p text:style-name="P17"><text:s text:c="4"/><text:span text:style-name="T18">else</text:span></text:p>
      <text:p text:style-name="P17"><text:span text:style-name="T15"><text:s text:c="8"/></text:span><text:span text:style-name="T20">model.addAttribute(</text:span><text:span text:style-name="T24">"isAdmin"</text:span><text:span text:style-name="T20">,</text:span><text:span text:style-name="T18">false</text:span><text:span text:style-name="T20">);;</text:span></text:p>
      <text:p text:style-name="P17"><text:s text:c="4"/><text:span text:style-name="T18">return </text:span><text:span text:style-name="T24">"Question5"</text:span><text:span text:style-name="T20">;</text:span></text:p>
      <text:p text:style-name="P16">}</text:p>
      <text:p text:style-name="P16"><text:span text:style-name="T43">@RequestMapping</text:span>(<text:span text:style-name="T26">"/check"</text:span>)</text:p>
      <text:p text:style-name="P16">String check(){</text:p>
      <text:p text:style-name="P17"><text:s text:c="4"/><text:span text:style-name="T18">return </text:span><text:span text:style-name="T24">"CheckUser"</text:span><text:span text:style-name="T20">;</text:span></text:p>
      <text:p text:style-name="P19">}</text:p>
      <text:p text:style-name="P3">CheckUser.html:----------------</text:p>
      <text:p text:style-name="P9"><text:span text:style-name="T28">&lt;!DOCTYPE </text:span><text:span text:style-name="T33">html</text:span><text:span text:style-name="T28">&gt;</text:span></text:p>
      <text:p text:style-name="P16"><text:span text:style-name="T28">&lt;</text:span><text:span text:style-name="T17">html </text:span><text:span text:style-name="T29">lang=</text:span><text:span text:style-name="T27">"en"</text:span><text:span text:style-name="T28">&gt;</text:span></text:p>
      <text:p text:style-name="P16"><text:span text:style-name="T28">&lt;</text:span><text:span text:style-name="T17">head</text:span><text:span text:style-name="T28">&gt;</text:span></text:p>
      <text:p text:style-name="P17"><text:soft-page-break/><text:s text:c="4"/><text:span text:style-name="T22">&lt;</text:span><text:span text:style-name="T19">meta </text:span><text:span text:style-name="T32">charset=</text:span><text:span text:style-name="T25">"UTF-8"</text:span><text:span text:style-name="T22">&gt;</text:span></text:p>
      <text:p text:style-name="P17"><text:s text:c="4"/><text:span text:style-name="T22">&lt;</text:span><text:span text:style-name="T19">title</text:span><text:span text:style-name="T22">&gt;</text:span><text:span text:style-name="T20">Title</text:span><text:span text:style-name="T22">&lt;/</text:span><text:span text:style-name="T19">title</text:span><text:span text:style-name="T22">&gt;</text:span></text:p>
      <text:p text:style-name="P16"><text:span text:style-name="T28">&lt;/</text:span><text:span text:style-name="T17">head</text:span><text:span text:style-name="T28">&gt;</text:span></text:p>
      <text:p text:style-name="P16"><text:span text:style-name="T28">&lt;</text:span><text:span text:style-name="T17">body</text:span><text:span text:style-name="T28">&gt;</text:span></text:p>
      <text:p text:style-name="P16"><text:span text:style-name="T28">&lt;</text:span><text:span text:style-name="T17">form </text:span><text:span text:style-name="T29">action=</text:span><text:span text:style-name="T27">"/page"</text:span><text:span text:style-name="T28">&gt;</text:span></text:p>
      <text:p text:style-name="P17"><text:s text:c="4"/><text:span text:style-name="T22">&lt;</text:span><text:span text:style-name="T19">input </text:span><text:span text:style-name="T32">type=</text:span><text:span text:style-name="T25">"checkbox" </text:span><text:span text:style-name="T32">name=</text:span><text:span text:style-name="T25">"isAdmin"</text:span><text:span text:style-name="T22">&gt;</text:span><text:span text:style-name="T20">IsAdmin</text:span></text:p>
      <text:p text:style-name="P17"><text:s text:c="4"/><text:span text:style-name="T22">&lt;</text:span><text:span text:style-name="T19">input </text:span><text:span text:style-name="T32">type=</text:span><text:span text:style-name="T25">"submit" </text:span><text:span text:style-name="T32">value=</text:span><text:span text:style-name="T25">"Submit"</text:span><text:span text:style-name="T22">&gt;</text:span></text:p>
      <text:p text:style-name="P16"><text:span text:style-name="T28">&lt;/</text:span><text:span text:style-name="T17">form</text:span><text:span text:style-name="T28">&gt;</text:span></text:p>
      <text:p text:style-name="P16"><text:span text:style-name="T28">&lt;/</text:span><text:span text:style-name="T17">body</text:span><text:span text:style-name="T28">&gt;</text:span></text:p>
      <text:p text:style-name="P19"><text:span text:style-name="T28">&lt;/</text:span><text:span text:style-name="T17">html</text:span><text:span text:style-name="T28">&gt;</text:span></text:p>
      <text:p text:style-name="P3">Question5.html:--------------------------------</text:p>
      <text:p text:style-name="P9"><text:span text:style-name="T28">&lt;!DOCTYPE </text:span><text:span text:style-name="T33">html</text:span><text:span text:style-name="T28">&gt;</text:span></text:p>
      <text:p text:style-name="P16"><text:span text:style-name="T28">&lt;</text:span><text:span text:style-name="T17">html </text:span><text:span text:style-name="T29">lang=</text:span><text:span text:style-name="T27">"en" </text:span><text:span text:style-name="T29">xmlns:</text:span><text:span text:style-name="T36">th</text:span><text:span text:style-name="T29">=</text:span><text:span text:style-name="T27">"http://www.w3.org/1999/xhtml"</text:span><text:span text:style-name="T28">&gt;</text:span></text:p>
      <text:p text:style-name="P16"><text:span text:style-name="T28">&lt;</text:span><text:span text:style-name="T17">head</text:span><text:span text:style-name="T28">&gt;</text:span></text:p>
      <text:p text:style-name="P17"><text:s text:c="4"/><text:span text:style-name="T22">&lt;</text:span><text:span text:style-name="T19">meta </text:span><text:span text:style-name="T32">charset=</text:span><text:span text:style-name="T25">"UTF-8"</text:span><text:span text:style-name="T22">&gt;</text:span></text:p>
      <text:p text:style-name="P17"><text:s text:c="4"/><text:span text:style-name="T22">&lt;</text:span><text:span text:style-name="T19">title</text:span><text:span text:style-name="T22">&gt;</text:span><text:span text:style-name="T20">Title</text:span><text:span text:style-name="T22">&lt;/</text:span><text:span text:style-name="T19">title</text:span><text:span text:style-name="T22">&gt;</text:span></text:p>
      <text:p text:style-name="P16"><text:span text:style-name="T28">&lt;/</text:span><text:span text:style-name="T17">head</text:span><text:span text:style-name="T28">&gt;</text:span></text:p>
      <text:p text:style-name="P16"><text:span text:style-name="T28">&lt;</text:span><text:span text:style-name="T17">body</text:span><text:span text:style-name="T28">&gt;</text:span></text:p>
      <text:p text:style-name="P16"><text:span text:style-name="T28">&lt;</text:span><text:span text:style-name="T17">span </text:span><text:span text:style-name="T36">th</text:span><text:span text:style-name="T29">:if=</text:span><text:span text:style-name="T27">"${isAdmin}"</text:span><text:span text:style-name="T28">&gt;</text:span>Hello Admin<text:span text:style-name="T28">&lt;/</text:span><text:span text:style-name="T17">span</text:span><text:span text:style-name="T28">&gt;</text:span></text:p>
      <text:p text:style-name="P16"><text:span text:style-name="T28">&lt;</text:span><text:span text:style-name="T17">span </text:span><text:span text:style-name="T36">th</text:span><text:span text:style-name="T29">:unless=</text:span><text:span text:style-name="T27">"${isAdmin}"</text:span><text:span text:style-name="T28">&gt;</text:span>Hello User<text:span text:style-name="T28">&lt;/</text:span><text:span text:style-name="T17">span</text:span><text:span text:style-name="T28">&gt;</text:span></text:p>
      <text:p text:style-name="P16"><text:span text:style-name="T28">&lt;/</text:span><text:span text:style-name="T17">body</text:span><text:span text:style-name="T28">&gt;</text:span></text:p>
      <text:p text:style-name="P19"><text:span text:style-name="T28">&lt;/</text:span><text:span text:style-name="T17">html</text:span><text:span text:style-name="T28">&gt;</text:span></text:p>
      <text:p text:style-name="P3"/>
      <text:list xml:id="list225849097064873" text:continue-numbering="true" text:style-name="L1">
        <text:list-item>
          <text:p text:style-name="P21">Create and split common header and footer in the above-created listing page.</text:p>
        </text:list-item>
      </text:list>
      <text:p text:style-name="P4">headerfooter.html:------------------------------------------------</text:p>
      <text:p text:style-name="P14"><text:span text:style-name="T28">&lt;</text:span><text:span text:style-name="T17">div </text:span><text:span text:style-name="T29">lang=</text:span><text:span text:style-name="T27">"en" </text:span><text:span text:style-name="T29">xmlns:</text:span><text:span text:style-name="T36">th</text:span><text:span text:style-name="T29">=</text:span><text:span text:style-name="T27">"http://java.sun.com/JSP/Page"</text:span><text:span text:style-name="T28">&gt;</text:span></text:p>
      <text:p text:style-name="P17"><text:s text:c="4"/><text:span text:style-name="T22">&lt;</text:span><text:span text:style-name="T19">div </text:span><text:span text:style-name="T38">th</text:span><text:span text:style-name="T32">:fragment=</text:span><text:span text:style-name="T25">"footerFragment" </text:span><text:span text:style-name="T32">class=</text:span><text:span text:style-name="T25">"footer"</text:span><text:span text:style-name="T22">&gt;</text:span></text:p>
      <text:p text:style-name="P17"><text:s text:c="8"/><text:span text:style-name="T22">&lt;</text:span><text:span text:style-name="T19">footer</text:span><text:span text:style-name="T22">&gt;</text:span></text:p>
      <text:p text:style-name="P17"><text:s text:c="12"/><text:span text:style-name="T22">&lt;</text:span><text:span text:style-name="T19">d3</text:span><text:span text:style-name="T22">&gt;</text:span><text:span text:style-name="T20">@Copyright 2019 Vineet Chaudhary TTN</text:span><text:span text:style-name="T22">&lt;/</text:span><text:span text:style-name="T19">d3</text:span><text:span text:style-name="T22">&gt;</text:span></text:p>
      <text:p text:style-name="P17"><text:s text:c="8"/><text:span text:style-name="T22">&lt;/</text:span><text:span text:style-name="T19">footer</text:span><text:span text:style-name="T22">&gt;</text:span></text:p>
      <text:p text:style-name="P17"><text:s text:c="4"/><text:span text:style-name="T22">&lt;/</text:span><text:span text:style-name="T19">div</text:span><text:span text:style-name="T22">&gt;</text:span></text:p>
      <text:p text:style-name="P17"><text:s text:c="4"/><text:span text:style-name="T22">&lt;</text:span><text:span text:style-name="T19">div </text:span><text:span text:style-name="T38">th</text:span><text:span text:style-name="T32">:fragment=</text:span><text:span text:style-name="T25">"header" </text:span><text:span text:style-name="T32">class=</text:span><text:span text:style-name="T25">"header"</text:span><text:span text:style-name="T22">&gt;</text:span></text:p>
      <text:p text:style-name="P17"><text:s text:c="8"/><text:span text:style-name="T22">&lt;</text:span><text:span text:style-name="T19">header</text:span><text:span text:style-name="T22">&gt;</text:span></text:p>
      <text:p text:style-name="P17"><text:s text:c="12"/><text:span text:style-name="T20">This is header , can include any where.</text:span></text:p>
      <text:p text:style-name="P17"><text:s text:c="12"/><text:span text:style-name="T22">&lt;</text:span><text:span text:style-name="T19">hr</text:span><text:span text:style-name="T22">/&gt;</text:span></text:p>
      <text:p text:style-name="P17"><text:s text:c="8"/><text:span text:style-name="T22">&lt;/</text:span><text:span text:style-name="T19">header</text:span><text:span text:style-name="T22">&gt;</text:span></text:p>
      <text:p text:style-name="P17"><text:s text:c="4"/><text:span text:style-name="T22">&lt;/</text:span><text:span text:style-name="T19">div</text:span><text:span text:style-name="T22">&gt;</text:span></text:p>
      <text:p text:style-name="P19"><text:span text:style-name="T28">&lt;/</text:span><text:span text:style-name="T17">div</text:span><text:span text:style-name="T28">&gt;</text:span></text:p>
      <text:p text:style-name="P4">Question6.html:----------------------------</text:p>
      <text:p text:style-name="P10"><text:span text:style-name="T28">&lt;!DOCTYPE </text:span><text:span text:style-name="T33">html</text:span><text:span text:style-name="T28">&gt;</text:span></text:p>
      <text:p text:style-name="P16"><text:span text:style-name="T28">&lt;</text:span><text:span text:style-name="T17">html </text:span><text:span text:style-name="T29">lang=</text:span><text:span text:style-name="T27">"en" </text:span><text:span text:style-name="T29">xmlns:</text:span><text:span text:style-name="T36">th</text:span><text:span text:style-name="T29">=</text:span><text:span text:style-name="T27">"http://www.w3.org/1999/xhtml"</text:span><text:span text:style-name="T28">&gt;</text:span></text:p>
      <text:p text:style-name="P16"><text:span text:style-name="T28">&lt;</text:span><text:span text:style-name="T17">head</text:span><text:span text:style-name="T28">&gt;</text:span></text:p>
      <text:p text:style-name="P17"><text:s text:c="4"/><text:span text:style-name="T22">&lt;</text:span><text:span text:style-name="T19">meta </text:span><text:span text:style-name="T32">charset=</text:span><text:span text:style-name="T25">"UTF-8"</text:span><text:span text:style-name="T22">&gt;</text:span></text:p>
      <text:p text:style-name="P17"><text:s text:c="4"/><text:span text:style-name="T22">&lt;</text:span><text:span text:style-name="T19">title</text:span><text:span text:style-name="T22">&gt;</text:span><text:span text:style-name="T20">Title</text:span><text:span text:style-name="T22">&lt;/</text:span><text:span text:style-name="T19">title</text:span><text:span text:style-name="T22">&gt;</text:span></text:p>
      <text:p text:style-name="P16"><text:span text:style-name="T28">&lt;/</text:span><text:span text:style-name="T17">head</text:span><text:span text:style-name="T28">&gt;</text:span></text:p>
      <text:p text:style-name="P16"><text:soft-page-break/><text:span text:style-name="T28">&lt;</text:span><text:span text:style-name="T17">body</text:span><text:span text:style-name="T28">&gt;</text:span></text:p>
      <text:p text:style-name="P16"><text:span text:style-name="T28">&lt;</text:span><text:span text:style-name="T17">div </text:span><text:span text:style-name="T36">th</text:span><text:span text:style-name="T29">:replace=</text:span><text:span text:style-name="T27">"headerfooter::header"</text:span><text:span text:style-name="T28">&gt;&lt;/</text:span><text:span text:style-name="T17">div</text:span><text:span text:style-name="T28">&gt;</text:span></text:p>
      <text:p text:style-name="P16"><text:span text:style-name="T28">&lt;</text:span><text:span text:style-name="T17">h1</text:span><text:span text:style-name="T28">&gt;</text:span>Dhanendra Kumar<text:span text:style-name="T28">&lt;/</text:span><text:span text:style-name="T17">h1</text:span><text:span text:style-name="T28">&gt;</text:span></text:p>
      <text:p text:style-name="P16"><text:span text:style-name="T28">&lt;</text:span><text:span text:style-name="T17">div </text:span><text:span text:style-name="T36">th</text:span><text:span text:style-name="T29">:replace=</text:span><text:span text:style-name="T27">"headerfooter::footer"</text:span><text:span text:style-name="T28">&gt;&lt;/</text:span><text:span text:style-name="T17">div</text:span><text:span text:style-name="T28">&gt;</text:span></text:p>
      <text:p text:style-name="P16"><text:span text:style-name="T28">&lt;/</text:span><text:span text:style-name="T17">body</text:span><text:span text:style-name="T28">&gt;</text:span></text:p>
      <text:p text:style-name="P19"><text:span text:style-name="T28">&lt;/</text:span><text:span text:style-name="T17">html</text:span><text:span text:style-name="T28">&gt;</text:span></text:p>
      <text:p text:style-name="P4"/>
      <text:p text:style-name="P4"/>
      <text:p text:style-name="P4"/>
      <text:list xml:id="list225849145419788" text:continue-numbering="true" text:style-name="L1">
        <text:list-item>
          <text:p text:style-name="P21">Make a web page to show server time using ajax call.</text:p>
        </text:list-item>
      </text:list>
      <text:p text:style-name="P5">TestController.java:----------------------------------</text:p>
      <text:p text:style-name="P15">/*Question7*/</text:p>
      <text:p text:style-name="P16"><text:span text:style-name="T43">@RequestMapping</text:span>(<text:span text:style-name="T26">"/showTime"</text:span>)</text:p>
      <text:p text:style-name="P16">String question7() {</text:p>
      <text:p text:style-name="P17"><text:s text:c="4"/><text:span text:style-name="T18">return </text:span><text:span text:style-name="T24">"ajaxTime"</text:span><text:span text:style-name="T20">;</text:span></text:p>
      <text:p text:style-name="P16">}</text:p>
      <text:p text:style-name="P16"><text:span text:style-name="T43">@RequestMapping</text:span>(value = <text:span text:style-name="T26">"/time"</text:span>,method = RequestMethod.<text:span text:style-name="T41">POST</text:span>)</text:p>
      <text:p text:style-name="P18">@ResponseBody</text:p>
      <text:p text:style-name="P16">String time(){</text:p>
      <text:p text:style-name="P17"><text:s text:c="4"/><text:span text:style-name="T18">return new </text:span><text:span text:style-name="T20">Date().toString();</text:span></text:p>
      <text:p text:style-name="P19">}</text:p>
      <text:p text:style-name="P5">ajaxTime.html:------------------------------------</text:p>
      <text:p text:style-name="P11"><text:span text:style-name="T28">&lt;!DOCTYPE </text:span><text:span text:style-name="T33">html</text:span><text:span text:style-name="T28">&gt;</text:span></text:p>
      <text:p text:style-name="P16"><text:span text:style-name="T28">&lt;</text:span><text:span text:style-name="T17">html </text:span><text:span text:style-name="T29">lang=</text:span><text:span text:style-name="T27">"en" </text:span><text:span text:style-name="T29">xmlns:</text:span><text:span text:style-name="T36">th</text:span><text:span text:style-name="T29">=</text:span><text:span text:style-name="T27">"http://www.springframework.org/schema/mvc"</text:span><text:span text:style-name="T28">&gt;</text:span></text:p>
      <text:p text:style-name="P16"><text:span text:style-name="T28">&lt;</text:span><text:span text:style-name="T17">head</text:span><text:span text:style-name="T28">&gt;</text:span></text:p>
      <text:p text:style-name="P17"><text:s text:c="4"/><text:span text:style-name="T22">&lt;</text:span><text:span text:style-name="T19">meta </text:span><text:span text:style-name="T32">charset=</text:span><text:span text:style-name="T25">"UTF-8"</text:span><text:span text:style-name="T22">&gt;</text:span></text:p>
      <text:p text:style-name="P17"><text:s text:c="4"/><text:span text:style-name="T22">&lt;</text:span><text:span text:style-name="T19">title</text:span><text:span text:style-name="T22">&gt;</text:span><text:span text:style-name="T20">Title</text:span><text:span text:style-name="T22">&lt;/</text:span><text:span text:style-name="T19">title</text:span><text:span text:style-name="T22">&gt;</text:span></text:p>
      <text:p text:style-name="P17"><text:s text:c="4"/><text:bookmark-start text:name="__DdeLink__6_3282820360"/><text:span text:style-name="T22">&lt;</text:span><text:span text:style-name="T19">script </text:span><text:span text:style-name="T32">src=</text:span><text:span text:style-name="T25">"https://ajax.googleapis.com/ajax/libs/jquery/3.3.1/jquery.min.js"</text:span><text:span text:style-name="T22">&gt;&lt;/</text:span><text:span text:style-name="T19">script</text:span><text:span text:style-name="T22">&gt;</text:span></text:p>
      <text:p text:style-name="P17"><text:s text:c="4"/><text:span text:style-name="T22">&lt;</text:span><text:span text:style-name="T19">script </text:span><text:span text:style-name="T32">type=</text:span><text:span text:style-name="T25">"text/javascript" </text:span><text:span text:style-name="T38">th</text:span><text:span text:style-name="T32">:src=</text:span><text:span text:style-name="T25">"@{/js/time.js}"</text:span><text:span text:style-name="T22">&gt;&lt;/</text:span><text:span text:style-name="T19">script</text:span><text:span text:style-name="T22">&gt;</text:span><text:bookmark-end text:name="__DdeLink__6_3282820360"/></text:p>
      <text:p text:style-name="P16"><text:span text:style-name="T28">&lt;/</text:span><text:span text:style-name="T17">head</text:span><text:span text:style-name="T28">&gt;</text:span></text:p>
      <text:p text:style-name="P16"><text:span text:style-name="T28">&lt;</text:span><text:span text:style-name="T17">body</text:span><text:span text:style-name="T28">&gt;</text:span></text:p>
      <text:p text:style-name="P16"><text:span text:style-name="T28">&lt;</text:span><text:span text:style-name="T17">div </text:span><text:span text:style-name="T29">id=</text:span><text:span text:style-name="T27">"setTime"</text:span><text:span text:style-name="T28">&gt;&lt;/</text:span><text:span text:style-name="T17">div</text:span><text:span text:style-name="T28">&gt;</text:span></text:p>
      <text:p text:style-name="P16"><text:span text:style-name="T28">&lt;/</text:span><text:span text:style-name="T17">body</text:span><text:span text:style-name="T28">&gt;</text:span></text:p>
      <text:p text:style-name="P19"><text:span text:style-name="T28">&lt;/</text:span><text:span text:style-name="T17">html</text:span><text:span text:style-name="T28">&gt;</text:span></text:p>
      <text:p text:style-name="P5">time.js:----------------------------------</text:p>
      <text:p text:style-name="P11">$(<text:span text:style-name="T40">document</text:span>).<text:span text:style-name="T34">ready</text:span>(<text:span text:style-name="T15">function </text:span>() {</text:p>
      <text:p text:style-name="P17"><text:s text:c="4"/><text:span text:style-name="T18">var </text:span><text:span text:style-name="T45">time</text:span><text:span text:style-name="T20">=$.ajax({</text:span></text:p>
      <text:p text:style-name="P17"><text:s text:c="12"/><text:span text:style-name="T37">url</text:span><text:span text:style-name="T20">:</text:span><text:span text:style-name="T24">"/time"</text:span><text:span text:style-name="T20">,</text:span></text:p>
      <text:p text:style-name="P17"><text:s text:c="12"/><text:span text:style-name="T37">method</text:span><text:span text:style-name="T20">:</text:span><text:span text:style-name="T24">"POST"</text:span></text:p>
      <text:p text:style-name="P17"><text:span text:style-name="T23"><text:s text:c="8"/></text:span><text:span text:style-name="T20">});</text:span></text:p>
      <text:p text:style-name="P17"><text:s text:c="4"/><text:span text:style-name="T45">time</text:span><text:span text:style-name="T20">.</text:span><text:span text:style-name="T37">done</text:span><text:span text:style-name="T20">(</text:span><text:span text:style-name="T18">function </text:span><text:span text:style-name="T20">(data) {</text:span></text:p>
      <text:p text:style-name="P17"><text:s text:c="8"/><text:span text:style-name="T20">$(</text:span><text:span text:style-name="T24">"#setTime"</text:span><text:span text:style-name="T20">).</text:span><text:span text:style-name="T46">append</text:span><text:span text:style-name="T20">(data)</text:span></text:p>
      <text:p text:style-name="P17"><text:s text:c="4"/><text:span text:style-name="T20">});</text:span></text:p>
      <text:p text:style-name="P17"><text:soft-page-break/><text:s text:c="4"/><text:span text:style-name="T45">time</text:span><text:span text:style-name="T20">.fail(</text:span><text:span text:style-name="T18">function </text:span><text:span text:style-name="T20">() {</text:span></text:p>
      <text:p text:style-name="P17"><text:s text:c="8"/><text:span text:style-name="T39">console</text:span><text:span text:style-name="T20">.</text:span><text:span text:style-name="T46">log</text:span><text:span text:style-name="T20">(</text:span><text:span text:style-name="T24">"time is not fetched"</text:span><text:span text:style-name="T20">);</text:span></text:p>
      <text:p text:style-name="P17"><text:s text:c="4"/><text:span text:style-name="T20">});</text:span></text:p>
      <text:p text:style-name="P19">});</text:p>
      <text:p text:style-name="P5"/>
      <text:list xml:id="list225848028981242" text:continue-numbering="true" text:style-name="L1">
        <text:list-item>
          <text:p text:style-name="P21">Create a user listing table show alternate row color using a conditional tag.</text:p>
        </text:list-item>
      </text:list>
      <text:p text:style-name="P6">Qusetion8.html:-------------------------------</text:p>
      <text:p text:style-name="P12"><text:span text:style-name="T28">&lt;!DOCTYPE </text:span><text:span text:style-name="T33">html</text:span><text:span text:style-name="T28">&gt;</text:span></text:p>
      <text:p text:style-name="P16"><text:span text:style-name="T28">&lt;</text:span><text:span text:style-name="T17">html </text:span><text:span text:style-name="T29">lang=</text:span><text:span text:style-name="T27">"en" </text:span><text:span text:style-name="T29">xmlns:</text:span><text:span text:style-name="T36">th</text:span><text:span text:style-name="T29">=</text:span><text:span text:style-name="T27">"http://www.thymeleaf.org"</text:span><text:span text:style-name="T28">&gt;</text:span></text:p>
      <text:p text:style-name="P16"><text:span text:style-name="T28">&lt;</text:span><text:span text:style-name="T17">head</text:span><text:span text:style-name="T28">&gt;</text:span></text:p>
      <text:p text:style-name="P17"><text:s text:c="4"/><text:span text:style-name="T22">&lt;</text:span><text:span text:style-name="T19">meta </text:span><text:span text:style-name="T32">charset=</text:span><text:span text:style-name="T25">"UTF-8"</text:span><text:span text:style-name="T22">&gt;</text:span></text:p>
      <text:p text:style-name="P17"><text:s text:c="4"/><text:span text:style-name="T22">&lt;</text:span><text:span text:style-name="T19">title</text:span><text:span text:style-name="T22">&gt;</text:span><text:span text:style-name="T20">Title</text:span><text:span text:style-name="T22">&lt;/</text:span><text:span text:style-name="T19">title</text:span><text:span text:style-name="T22">&gt;</text:span></text:p>
      <text:p text:style-name="P17"><text:s text:c="4"/><text:span text:style-name="T22">&lt;</text:span><text:span text:style-name="T19">link </text:span><text:span text:style-name="T32">rel=</text:span><text:span text:style-name="T25">"stylesheet" </text:span><text:span text:style-name="T38">th</text:span><text:span text:style-name="T32">:href=</text:span><text:span text:style-name="T25">"@{/css/style.css}"</text:span><text:span text:style-name="T22">&gt;</text:span></text:p>
      <text:p text:style-name="P16"><text:span text:style-name="T28">&lt;/</text:span><text:span text:style-name="T17">head</text:span><text:span text:style-name="T28">&gt;</text:span></text:p>
      <text:p text:style-name="P16"><text:span text:style-name="T28">&lt;</text:span><text:span text:style-name="T17">body</text:span><text:span text:style-name="T28">&gt;</text:span></text:p>
      <text:p text:style-name="P17"><text:s text:c="4"/><text:span text:style-name="T22">&lt;</text:span><text:span text:style-name="T19">table </text:span><text:span text:style-name="T22">&gt;</text:span></text:p>
      <text:p text:style-name="P17"><text:s text:c="8"/><text:span text:style-name="T22">&lt;</text:span><text:span text:style-name="T19">tr</text:span><text:span text:style-name="T22">&gt;</text:span></text:p>
      <text:p text:style-name="P17"><text:s text:c="12"/><text:span text:style-name="T22">&lt;</text:span><text:span text:style-name="T19">th</text:span><text:span text:style-name="T22">&gt;</text:span><text:span text:style-name="T20">Name</text:span><text:span text:style-name="T22">&lt;/</text:span><text:span text:style-name="T19">th</text:span><text:span text:style-name="T22">&gt;</text:span></text:p>
      <text:p text:style-name="P17"><text:s text:c="12"/><text:span text:style-name="T22">&lt;</text:span><text:span text:style-name="T19">th</text:span><text:span text:style-name="T22">&gt;</text:span><text:span text:style-name="T20">Department</text:span><text:span text:style-name="T22">&lt;/</text:span><text:span text:style-name="T19">th</text:span><text:span text:style-name="T22">&gt;</text:span></text:p>
      <text:p text:style-name="P17"><text:s text:c="12"/><text:span text:style-name="T22">&lt;</text:span><text:span text:style-name="T19">th</text:span><text:span text:style-name="T22">&gt;</text:span><text:span text:style-name="T20">Gender</text:span><text:span text:style-name="T22">&lt;/</text:span><text:span text:style-name="T19">th</text:span><text:span text:style-name="T22">&gt;</text:span></text:p>
      <text:p text:style-name="P17"><text:s text:c="12"/><text:span text:style-name="T22">&lt;</text:span><text:span text:style-name="T19">th</text:span><text:span text:style-name="T22">&gt;</text:span><text:span text:style-name="T20">Salary</text:span><text:span text:style-name="T22">&lt;/</text:span><text:span text:style-name="T19">th</text:span><text:span text:style-name="T22">&gt;</text:span></text:p>
      <text:p text:style-name="P17"><text:s text:c="8"/><text:span text:style-name="T22">&lt;/</text:span><text:span text:style-name="T19">tr</text:span><text:span text:style-name="T22">&gt;</text:span></text:p>
      <text:p text:style-name="P17"><text:s text:c="8"/><text:span text:style-name="T22">&lt;</text:span><text:span text:style-name="T19">tr </text:span><text:span text:style-name="T38">th</text:span><text:span text:style-name="T32">:each=</text:span><text:span text:style-name="T25">"result,iterStat:${emplist}" </text:span><text:span text:style-name="T38">th</text:span><text:span text:style-name="T32">:classappend=</text:span><text:span text:style-name="T25">"${iterStat.even}?'even':'row'"</text:span><text:span text:style-name="T22">&gt;</text:span></text:p>
      <text:p text:style-name="P17"><text:s text:c="12"/><text:span text:style-name="T22">&lt;</text:span><text:span text:style-name="T19">td </text:span><text:span text:style-name="T38">th</text:span><text:span text:style-name="T32">:text=</text:span><text:span text:style-name="T25">"${result.name}"</text:span><text:span text:style-name="T22">&gt;&lt;/</text:span><text:span text:style-name="T19">td</text:span><text:span text:style-name="T22">&gt;</text:span></text:p>
      <text:p text:style-name="P17"><text:s text:c="12"/><text:span text:style-name="T22">&lt;</text:span><text:span text:style-name="T19">td </text:span><text:span text:style-name="T38">th</text:span><text:span text:style-name="T32">:text=</text:span><text:span text:style-name="T25">"${result.department}"</text:span><text:span text:style-name="T22">&gt;&lt;/</text:span><text:span text:style-name="T19">td</text:span><text:span text:style-name="T22">&gt;</text:span></text:p>
      <text:p text:style-name="P17"><text:s text:c="12"/><text:span text:style-name="T22">&lt;</text:span><text:span text:style-name="T19">td </text:span><text:span text:style-name="T38">th</text:span><text:span text:style-name="T32">:text=</text:span><text:span text:style-name="T25">"${result.gender}"</text:span><text:span text:style-name="T22">&gt;&lt;/</text:span><text:span text:style-name="T19">td</text:span><text:span text:style-name="T22">&gt;</text:span></text:p>
      <text:p text:style-name="P17"><text:s text:c="12"/><text:span text:style-name="T22">&lt;</text:span><text:span text:style-name="T19">td </text:span><text:span text:style-name="T38">th</text:span><text:span text:style-name="T32">:text=</text:span><text:span text:style-name="T25">"${result.salary}"</text:span><text:span text:style-name="T22">&gt;&lt;/</text:span><text:span text:style-name="T19">td</text:span><text:span text:style-name="T22">&gt;</text:span></text:p>
      <text:p text:style-name="P17"><text:s text:c="8"/><text:span text:style-name="T22">&lt;/</text:span><text:span text:style-name="T19">tr</text:span><text:span text:style-name="T22">&gt;</text:span></text:p>
      <text:p text:style-name="P17"><text:s text:c="4"/><text:span text:style-name="T22">&lt;/</text:span><text:span text:style-name="T19">table</text:span><text:span text:style-name="T22">&gt;</text:span></text:p>
      <text:p text:style-name="P16"><text:span text:style-name="T28">&lt;/</text:span><text:span text:style-name="T17">body</text:span><text:span text:style-name="T28">&gt;</text:span></text:p>
      <text:p text:style-name="P19"><text:span text:style-name="T28">&lt;/</text:span><text:span text:style-name="T17">html</text:span><text:span text:style-name="T28">&gt;</text:span></text:p>
      <text:p text:style-name="P6">TestController.java:------------------</text:p>
      <text:p text:style-name="P12"><text:span text:style-name="T43">@RequestMapping</text:span>(value = <text:span text:style-name="T23">"/table" </text:span>,method = RequestMethod.<text:span text:style-name="T40">GET</text:span>)</text:p>
      <text:p text:style-name="P16">String table(Model model){</text:p>
      <text:p text:style-name="P17"><text:s text:c="4"/><text:span text:style-name="T20">model.addAttribute(</text:span><text:span text:style-name="T24">"emplist"</text:span><text:span text:style-name="T20">,</text:span><text:span text:style-name="T37">giveEmployee</text:span><text:span text:style-name="T20">.getEmpList());</text:span></text:p>
      <text:p text:style-name="P17"><text:s text:c="4"/><text:span text:style-name="T18">return </text:span><text:span text:style-name="T24">"Question8"</text:span><text:span text:style-name="T20">;</text:span></text:p>
      <text:p text:style-name="P19">}</text:p>
      <text:p text:style-name="P6">style.css:-----------------------------------</text:p>
      <text:p text:style-name="P12">.<text:span text:style-name="T15">row</text:span>{</text:p>
      <text:p text:style-name="P17"><text:s text:c="4"/><text:span text:style-name="T31">background-color</text:span><text:span text:style-name="T20">: </text:span><text:span text:style-name="T24">blue</text:span><text:span text:style-name="T20">;</text:span></text:p>
      <text:p text:style-name="P16">}</text:p>
      <text:p text:style-name="P16">.<text:span text:style-name="T16">even</text:span>{</text:p>
      <text:p text:style-name="P17"><text:s text:c="4"/><text:span text:style-name="T31">background-color</text:span><text:span text:style-name="T20">: </text:span><text:span text:style-name="T24">red</text:span><text:span text:style-name="T20">;</text:span></text:p>
      <text:p text:style-name="P19">}</text:p>
      <text:list xml:id="list225848139334657" text:continue-numbering="true" text:style-name="L1">
        <text:list-item>
          <text:p text:style-name="P21"><text:soft-page-break/>Create an ENUM with values USER, ADMIN, SUPER_ADMIN and iterate it to show a custom message to users basis on the ENUM value</text:p>
        </text:list-item>
      </text:list>
      <text:p text:style-name="P7">Question9.html:---------------------------------------------------------</text:p>
      <text:p text:style-name="P13"><text:span text:style-name="T28">&lt;!DOCTYPE </text:span><text:span text:style-name="T33">html</text:span><text:span text:style-name="T28">&gt;</text:span></text:p>
      <text:p text:style-name="P16"><text:span text:style-name="T28">&lt;</text:span><text:span text:style-name="T17">html </text:span><text:span text:style-name="T29">lang=</text:span><text:span text:style-name="T27">"en" </text:span><text:span text:style-name="T29">xmlns:</text:span><text:span text:style-name="T36">th</text:span><text:span text:style-name="T29">=</text:span><text:span text:style-name="T27">"http://www.w3.org/1999/xhtml"</text:span><text:span text:style-name="T28">&gt;</text:span></text:p>
      <text:p text:style-name="P16"><text:span text:style-name="T28">&lt;</text:span><text:span text:style-name="T17">head</text:span><text:span text:style-name="T28">&gt;</text:span></text:p>
      <text:p text:style-name="P17"><text:s text:c="4"/><text:span text:style-name="T22">&lt;</text:span><text:span text:style-name="T19">meta </text:span><text:span text:style-name="T32">charset=</text:span><text:span text:style-name="T25">"UTF-8"</text:span><text:span text:style-name="T22">&gt;</text:span></text:p>
      <text:p text:style-name="P17"><text:s text:c="4"/><text:span text:style-name="T22">&lt;</text:span><text:span text:style-name="T19">title</text:span><text:span text:style-name="T22">&gt;</text:span><text:span text:style-name="T20">Title</text:span><text:span text:style-name="T22">&lt;/</text:span><text:span text:style-name="T19">title</text:span><text:span text:style-name="T22">&gt;</text:span></text:p>
      <text:p text:style-name="P16"><text:span text:style-name="T28">&lt;/</text:span><text:span text:style-name="T17">head</text:span><text:span text:style-name="T28">&gt;</text:span></text:p>
      <text:p text:style-name="P16"><text:span text:style-name="T28">&lt;</text:span><text:span text:style-name="T17">body</text:span><text:span text:style-name="T28">&gt;</text:span></text:p>
      <text:p text:style-name="P16"><text:span text:style-name="T28">&lt;</text:span><text:span text:style-name="T17">select</text:span><text:span text:style-name="T28">&gt;</text:span></text:p>
      <text:p text:style-name="P17"><text:s text:c="4"/><text:span text:style-name="T22">&lt;</text:span><text:span text:style-name="T19">option </text:span><text:span text:style-name="T38">th</text:span><text:span text:style-name="T32">:value=</text:span><text:span text:style-name="T25">"none"</text:span><text:span text:style-name="T22">&gt;</text:span><text:span text:style-name="T20">select</text:span><text:span text:style-name="T22">&lt;/</text:span><text:span text:style-name="T19">option</text:span><text:span text:style-name="T22">&gt;</text:span></text:p>
      <text:p text:style-name="P17"><text:s text:c="4"/><text:span text:style-name="T22">&lt;</text:span><text:span text:style-name="T19">option </text:span><text:span text:style-name="T38">th</text:span><text:span text:style-name="T32">:each=</text:span><text:span text:style-name="T25">"comp:${T(com.ttn.thymeleaf.enums.Enum).values()}" </text:span><text:span text:style-name="T38">th</text:span><text:span text:style-name="T32">:value=</text:span><text:span text:style-name="T25">"${comp.getValue()}" <text:s/></text:span><text:span text:style-name="T38">th</text:span><text:span text:style-name="T32">:text=</text:span><text:span text:style-name="T25">"${comp.getValue()}"</text:span><text:span text:style-name="T22">&gt;&lt;/</text:span><text:span text:style-name="T19">option</text:span><text:span text:style-name="T22">&gt;</text:span></text:p>
      <text:p text:style-name="P16"><text:span text:style-name="T28">&lt;/</text:span><text:span text:style-name="T17">select</text:span><text:span text:style-name="T28">&gt;</text:span></text:p>
      <text:p text:style-name="P16"><text:span text:style-name="T28">&lt;/</text:span><text:span text:style-name="T17">body</text:span><text:span text:style-name="T28">&gt;</text:span></text:p>
      <text:p text:style-name="P19"><text:span text:style-name="T28">&lt;/</text:span><text:span text:style-name="T17">html</text:span><text:span text:style-name="T28">&gt;</text:span></text:p>
      <text:p text:style-name="P7">Enum.java:-----------------------------------------------</text:p>
      <text:p text:style-name="P13"><text:span text:style-name="T15">package </text:span>com.ttn.thymeleaf.enums;</text:p>
      <text:p text:style-name="P16"><text:span text:style-name="T16">public enum <text:s/></text:span>Enum {</text:p>
      <text:p text:style-name="P17"><text:s text:c="4"/><text:span text:style-name="T39">USER</text:span><text:span text:style-name="T20">(</text:span><text:span text:style-name="T24">"Dhanedra"</text:span><text:span text:style-name="T20">),</text:span><text:span text:style-name="T39">ADMIN</text:span><text:span text:style-name="T20">(</text:span><text:span text:style-name="T24">"Vineet"</text:span><text:span text:style-name="T20">),</text:span><text:span text:style-name="T39">SUPER_ADMIN</text:span><text:span text:style-name="T20">(</text:span><text:span text:style-name="T24">"Deepak"</text:span><text:span text:style-name="T20">);</text:span></text:p>
      <text:p text:style-name="P17"><text:s text:c="4"/><text:span text:style-name="T18">private </text:span><text:span text:style-name="T20">String </text:span><text:span text:style-name="T37">value</text:span><text:span text:style-name="T20">;</text:span></text:p>
      <text:p text:style-name="P17"><text:s text:c="4"/><text:span text:style-name="T20">Enum(String val) {</text:span></text:p>
      <text:p text:style-name="P17"><text:s text:c="8"/><text:span text:style-name="T37">value</text:span><text:span text:style-name="T20">=val;</text:span></text:p>
      <text:p text:style-name="P17"><text:s text:c="4"/><text:span text:style-name="T20">}</text:span></text:p>
      <text:p text:style-name="P17"><text:s text:c="4"/><text:span text:style-name="T18">public </text:span><text:span text:style-name="T20">String getValue() {</text:span></text:p>
      <text:p text:style-name="P17"><text:s text:c="8"/><text:span text:style-name="T18">return </text:span><text:span text:style-name="T37">value</text:span><text:span text:style-name="T20">;</text:span></text:p>
      <text:p text:style-name="P17"><text:s text:c="4"/><text:span text:style-name="T20">}</text:span></text:p>
      <text:p text:style-name="P19">}</text:p>
      <text:p text:style-name="P7">TestController.java:---------------------------------------------</text:p>
      <text:p text:style-name="P13"><text:span text:style-name="T43">@RequestMapping</text:span>(<text:span text:style-name="T23">"/enums"</text:span>)</text:p>
      <text:p text:style-name="P16">String nums(){</text:p>
      <text:p text:style-name="P17"><text:s text:c="4"/><text:span text:style-name="T18">return </text:span><text:span text:style-name="T24">"Question9"</text:span><text:span text:style-name="T20">;</text:span></text:p>
      <text:p text:style-name="P19">}</text:p>
      <text:p text:style-name="P7"/>
      <text:list xml:id="list225848919760598" text:continue-numbering="true" text:style-name="L1">
        <text:list-item>
          <text:p text:style-name="P21">Add loader in registration form submission which renders load till server return success form submission response.</text:p>
        </text:list-item>
      </text:list>
      <text:p text:style-name="P24">loader.js:---------------------------------------------------------</text:p>
      <text:p text:style-name="P32"><text:span text:style-name="T5">function </text:span><text:span text:style-name="T3">showDetail</text:span><text:span text:style-name="T1">(formData) {</text:span></text:p>
      <text:p text:style-name="P17"><text:s text:c="4"/><text:span text:style-name="T20">$.ajax({</text:span></text:p>
      <text:p text:style-name="P17"><text:s text:c="8"/><text:span text:style-name="T37">url</text:span><text:span text:style-name="T20">: </text:span><text:span text:style-name="T24">"/loaded"</text:span><text:span text:style-name="T20">,</text:span></text:p>
      <text:p text:style-name="P17"><text:s text:c="8"/><text:span text:style-name="T37">method</text:span><text:span text:style-name="T20">:</text:span><text:span text:style-name="T24">"POST"</text:span><text:span text:style-name="T20">,</text:span></text:p>
      <text:p text:style-name="P17"><text:s text:c="8"/><text:span text:style-name="T37">data</text:span><text:span text:style-name="T20">:formData,</text:span></text:p>
      <text:p text:style-name="P17"><text:s text:c="8"/><text:span text:style-name="T46">success</text:span><text:span text:style-name="T20">: </text:span><text:span text:style-name="T18">function </text:span><text:span text:style-name="T20">(data) {</text:span></text:p>
      <text:p text:style-name="P17"><text:soft-page-break/><text:s text:c="12"/><text:span text:style-name="T20">$(</text:span><text:span text:style-name="T24">'#loaderImage'</text:span><text:span text:style-name="T20">).hide();</text:span></text:p>
      <text:p text:style-name="P17"><text:s text:c="12"/><text:span text:style-name="T20">$(</text:span><text:span text:style-name="T24">'#response'</text:span><text:span text:style-name="T20">).</text:span><text:span text:style-name="T46">append</text:span><text:span text:style-name="T20">(data);</text:span></text:p>
      <text:p text:style-name="P17"><text:s text:c="12"/><text:span text:style-name="T39">console</text:span><text:span text:style-name="T20">.</text:span><text:span text:style-name="T46">log</text:span><text:span text:style-name="T20">(</text:span><text:span text:style-name="T24">"Successfully Registration"</text:span><text:span text:style-name="T20">);</text:span></text:p>
      <text:p text:style-name="P17"><text:s text:c="8"/><text:span text:style-name="T20">},</text:span></text:p>
      <text:p text:style-name="P17"><text:s text:c="8"/><text:span text:style-name="T46">error</text:span><text:span text:style-name="T20">: </text:span><text:span text:style-name="T18">function </text:span><text:span text:style-name="T20">() {</text:span></text:p>
      <text:p text:style-name="P17"><text:s text:c="12"/><text:span text:style-name="T21">alert</text:span><text:span text:style-name="T20">(</text:span><text:span text:style-name="T24">"error fetching data"</text:span><text:span text:style-name="T20">);</text:span></text:p>
      <text:p text:style-name="P17"><text:s text:c="8"/><text:span text:style-name="T20">}</text:span></text:p>
      <text:p text:style-name="P17"><text:s text:c="4"/><text:span text:style-name="T20">});</text:span></text:p>
      <text:p text:style-name="P19">};</text:p>
      <text:p text:style-name="P32"><text:span text:style-name="T1"/></text:p>
      <text:p text:style-name="P24">Question10.html:---------------------------------------------</text:p>
      <text:p text:style-name="P32"><text:span text:style-name="T2">&lt;!DOCTYPE </text:span><text:span text:style-name="T7">html</text:span><text:span text:style-name="T2">&gt;</text:span></text:p>
      <text:p text:style-name="P16"><text:span text:style-name="T28">&lt;</text:span><text:span text:style-name="T17">html </text:span><text:span text:style-name="T29">lang=</text:span><text:span text:style-name="T27">"en" </text:span><text:span text:style-name="T29">xmlns:</text:span><text:span text:style-name="T36">th</text:span><text:span text:style-name="T29">=</text:span><text:span text:style-name="T27">"http://www.w3.org/1999/xhtml"</text:span><text:span text:style-name="T28">&gt;</text:span></text:p>
      <text:p text:style-name="P16"><text:span text:style-name="T28">&lt;</text:span><text:span text:style-name="T17">head</text:span><text:span text:style-name="T28">&gt;</text:span></text:p>
      <text:p text:style-name="P17"><text:s text:c="4"/><text:span text:style-name="T22">&lt;</text:span><text:span text:style-name="T19">meta </text:span><text:span text:style-name="T32">charset=</text:span><text:span text:style-name="T25">"UTF-8"</text:span><text:span text:style-name="T22">&gt;</text:span></text:p>
      <text:p text:style-name="P17"><text:s text:c="4"/><text:span text:style-name="T22">&lt;</text:span><text:span text:style-name="T19">title</text:span><text:span text:style-name="T22">&gt;</text:span><text:span text:style-name="T20">Title</text:span><text:span text:style-name="T22">&lt;/</text:span><text:span text:style-name="T19">title</text:span><text:span text:style-name="T22">&gt;</text:span></text:p>
      <text:p text:style-name="P17"><text:s text:c="4"/><text:span text:style-name="T22">&lt;</text:span><text:span text:style-name="T19">link </text:span><text:span text:style-name="T32">rel=</text:span><text:span text:style-name="T25">"stylesheet" </text:span><text:span text:style-name="T38">th</text:span><text:span text:style-name="T32">:href=</text:span><text:span text:style-name="T25">"@{/css/style.css}"</text:span><text:span text:style-name="T22">&gt;</text:span></text:p>
      <text:p text:style-name="P17"><text:s text:c="4"/><text:span text:style-name="T22">&lt;</text:span><text:span text:style-name="T19">script </text:span><text:span text:style-name="T32">src=</text:span><text:span text:style-name="T25">"https://ajax.googleapis.com/ajax/libs/jquery/3.3.1/jquery.min.js"</text:span><text:span text:style-name="T22">&gt;&lt;/</text:span><text:span text:style-name="T19">script</text:span><text:span text:style-name="T22">&gt;</text:span></text:p>
      <text:p text:style-name="P17"><text:s text:c="4"/><text:span text:style-name="T22">&lt;</text:span><text:span text:style-name="T19">script </text:span><text:span text:style-name="T32">type=</text:span><text:span text:style-name="T25">"text/javascript" </text:span><text:span text:style-name="T38">th</text:span><text:span text:style-name="T32">:src=</text:span><text:span text:style-name="T25">"@{/js/loader.js}"</text:span><text:span text:style-name="T22">&gt;&lt;/</text:span><text:span text:style-name="T19">script</text:span><text:span text:style-name="T22">&gt;</text:span></text:p>
      <text:p text:style-name="P17"><text:s text:c="4"/><text:span text:style-name="T22">&lt;</text:span><text:span text:style-name="T19">script</text:span><text:span text:style-name="T22">&gt;</text:span></text:p>
      <text:p text:style-name="P17"><text:s text:c="8"/><text:span text:style-name="T20">$(</text:span><text:span text:style-name="T18">function </text:span><text:span text:style-name="T20">() {</text:span></text:p>
      <text:p text:style-name="P17"><text:s text:c="12"/><text:span text:style-name="T20">$(</text:span><text:span text:style-name="T24">'#loaderImage'</text:span><text:span text:style-name="T20">).hide();</text:span></text:p>
      <text:p text:style-name="P17"><text:s text:c="12"/><text:span text:style-name="T20">$(</text:span><text:span text:style-name="T24">'#btn'</text:span><text:span text:style-name="T20">).on(</text:span><text:span text:style-name="T24">'click'</text:span><text:span text:style-name="T20">,</text:span><text:span text:style-name="T18">function </text:span><text:span text:style-name="T20">() {</text:span></text:p>
      <text:p text:style-name="P17"><text:s text:c="16"/><text:span text:style-name="T18">var </text:span><text:span text:style-name="T45">data</text:span><text:span text:style-name="T20">=$(</text:span><text:span text:style-name="T24">'#form'</text:span><text:span text:style-name="T20">).serialize();</text:span></text:p>
      <text:p text:style-name="P17"><text:s text:c="16"/><text:span text:style-name="T21">showDetail</text:span><text:span text:style-name="T20">(</text:span><text:span text:style-name="T45">data</text:span><text:span text:style-name="T20">);</text:span></text:p>
      <text:p text:style-name="P17"><text:s text:c="16"/><text:span text:style-name="T18">return false</text:span><text:span text:style-name="T20">;</text:span></text:p>
      <text:p text:style-name="P17"><text:s text:c="12"/><text:span text:style-name="T20">});</text:span></text:p>
      <text:p text:style-name="P17"><text:s text:c="12"/><text:span text:style-name="T20">$(</text:span><text:span text:style-name="T39">document</text:span><text:span text:style-name="T20">).ajaxStart(</text:span><text:span text:style-name="T18">function </text:span><text:span text:style-name="T20">() {</text:span></text:p>
      <text:p text:style-name="P17"><text:s text:c="16"/><text:span text:style-name="T20">$(</text:span><text:span text:style-name="T24">'#loaderImage'</text:span><text:span text:style-name="T20">).</text:span><text:span text:style-name="T46">show</text:span><text:span text:style-name="T20">();</text:span></text:p>
      <text:p text:style-name="P17"><text:s text:c="12"/><text:span text:style-name="T20">})</text:span></text:p>
      <text:p text:style-name="P17"><text:s text:c="8"/><text:span text:style-name="T20">})</text:span></text:p>
      <text:p text:style-name="P17"><text:s text:c="4"/><text:span text:style-name="T22">&lt;/</text:span><text:span text:style-name="T19">script</text:span><text:span text:style-name="T22">&gt;</text:span></text:p>
      <text:p text:style-name="P16"><text:span text:style-name="T28">&lt;/</text:span><text:span text:style-name="T17">head</text:span><text:span text:style-name="T28">&gt;</text:span></text:p>
      <text:p text:style-name="P16"><text:span text:style-name="T28">&lt;</text:span><text:span text:style-name="T17">body</text:span><text:span text:style-name="T28">&gt;</text:span></text:p>
      <text:p text:style-name="P16"><text:span text:style-name="T28">&lt;</text:span><text:span text:style-name="T17">form </text:span><text:span text:style-name="T29">id=</text:span><text:span text:style-name="T27">"form" </text:span><text:span text:style-name="T29">method=</text:span><text:span text:style-name="T27">"post"</text:span><text:span text:style-name="T28">&gt;</text:span></text:p>
      <text:p text:style-name="P17"><text:s text:c="4"/><text:span text:style-name="T22">&lt;</text:span><text:span text:style-name="T19">input </text:span><text:span text:style-name="T32">type=</text:span><text:span text:style-name="T25">"text" </text:span><text:span text:style-name="T38">th</text:span><text:span text:style-name="T32">:name=</text:span><text:span text:style-name="T25">"name" </text:span><text:span text:style-name="T32">placeholder=</text:span><text:span text:style-name="T25">"Name"</text:span><text:span text:style-name="T22">/&gt;</text:span></text:p>
      <text:p text:style-name="P17"><text:s text:c="4"/><text:span text:style-name="T22">&lt;</text:span><text:span text:style-name="T19">input </text:span><text:span text:style-name="T32">type=</text:span><text:span text:style-name="T25">"text" </text:span><text:span text:style-name="T38">th</text:span><text:span text:style-name="T32">:name=</text:span><text:span text:style-name="T25">"salary" </text:span><text:span text:style-name="T32">placeholder=</text:span><text:span text:style-name="T25">"Salary"</text:span><text:span text:style-name="T22">/&gt;</text:span></text:p>
      <text:p text:style-name="P17"><text:s text:c="4"/><text:span text:style-name="T22">&lt;</text:span><text:span text:style-name="T19">input </text:span><text:span text:style-name="T32">type=</text:span><text:span text:style-name="T25">"text" </text:span><text:span text:style-name="T38">th</text:span><text:span text:style-name="T32">:name=</text:span><text:span text:style-name="T25">"department" </text:span><text:span text:style-name="T32">placeholder=</text:span><text:span text:style-name="T25">"Department"</text:span><text:span text:style-name="T22">/&gt;</text:span></text:p>
      <text:p text:style-name="P17"><text:s text:c="4"/><text:span text:style-name="T22">&lt;</text:span><text:span text:style-name="T19">input </text:span><text:span text:style-name="T32">type=</text:span><text:span text:style-name="T25">"text" </text:span><text:span text:style-name="T38">th</text:span><text:span text:style-name="T32">:name=</text:span><text:span text:style-name="T25">"gender" </text:span><text:span text:style-name="T32">placeholder=</text:span><text:span text:style-name="T25">"Gender"</text:span><text:span text:style-name="T22">/&gt;</text:span></text:p>
      <text:p text:style-name="P17"><text:s text:c="4"/><text:span text:style-name="T22">&lt;</text:span><text:span text:style-name="T19">button </text:span><text:span text:style-name="T32">id=</text:span><text:span text:style-name="T25">"btn"</text:span><text:span text:style-name="T22">&gt;</text:span><text:span text:style-name="T20">click me</text:span><text:span text:style-name="T22">&lt;/</text:span><text:span text:style-name="T19">button</text:span><text:span text:style-name="T22">&gt;</text:span></text:p>
      <text:p text:style-name="P16"><text:span text:style-name="T28">&lt;/</text:span><text:span text:style-name="T17">form</text:span><text:span text:style-name="T28">&gt;</text:span></text:p>
      <text:p text:style-name="P17"><text:s text:c="4"/><text:span text:style-name="T22">&lt;</text:span><text:span text:style-name="T19">img </text:span><text:span text:style-name="T32">src=</text:span><text:span text:style-name="T25">"image/loader.gif" </text:span><text:span text:style-name="T32">id=</text:span><text:span text:style-name="T25">"loaderImage"</text:span><text:span text:style-name="T22">&gt;</text:span></text:p>
      <text:p text:style-name="P17"><text:s text:c="4"/><text:span text:style-name="T22">&lt;</text:span><text:span text:style-name="T19">p </text:span><text:span text:style-name="T32">id=</text:span><text:span text:style-name="T25">"response"</text:span><text:span text:style-name="T22">&gt;&lt;/</text:span><text:span text:style-name="T19">p</text:span><text:span text:style-name="T22">&gt;</text:span></text:p>
      <text:p text:style-name="P16"><text:span text:style-name="T28">&lt;/</text:span><text:span text:style-name="T17">body</text:span><text:span text:style-name="T28">&gt;</text:span></text:p>
      <text:p text:style-name="P19"><text:span text:style-name="T28">&lt;/</text:span><text:span text:style-name="T17">html</text:span><text:span text:style-name="T28">&gt;</text:span></text:p>
      <text:p text:style-name="P32"><text:span text:style-name="T2"/></text:p>
      <text:p text:style-name="P24">TestController.java:----------------------------------------------</text:p>
      <text:p text:style-name="P32"><text:soft-page-break/><text:span text:style-name="T13">@RequestMapping</text:span><text:span text:style-name="T1">(</text:span><text:span text:style-name="T12">"/load"</text:span><text:span text:style-name="T1">)</text:span></text:p>
      <text:p text:style-name="P16">String loader(){</text:p>
      <text:p text:style-name="P17"><text:s text:c="4"/><text:span text:style-name="T18">return </text:span><text:span text:style-name="T24">"Question10"</text:span><text:span text:style-name="T20">;</text:span></text:p>
      <text:p text:style-name="P16">}</text:p>
      <text:p text:style-name="P16"><text:span text:style-name="T43">@RequestMapping</text:span>(value = <text:span text:style-name="T26">"/loaded"</text:span>,method = RequestMethod.<text:span text:style-name="T41">POST</text:span>)</text:p>
      <text:p text:style-name="P18">@ResponseBody</text:p>
      <text:p text:style-name="P16">String ret(<text:span text:style-name="T43">@ModelAttribute </text:span>Employee employee <text:s text:c="3"/>) <text:span text:style-name="T16">throws </text:span>InterruptedException {</text:p>
      <text:p text:style-name="P17"><text:s text:c="4"/><text:span text:style-name="T20">Thread.</text:span><text:span text:style-name="T21">sleep</text:span><text:span text:style-name="T20">(</text:span><text:span text:style-name="T30">1000</text:span><text:span text:style-name="T20">);</text:span></text:p>
      <text:p text:style-name="P17"><text:s text:c="4"/><text:span text:style-name="T18">return </text:span><text:span text:style-name="T20">employee.toString()+</text:span><text:span text:style-name="T24">"&lt;br/&gt;"</text:span><text:span text:style-name="T20">;</text:span></text:p>
      <text:p text:style-name="P19">}</text:p>
      <text:p text:style-name="P32"><text:span text:style-name="T1"/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size="12pt" fo:font-weight="bold" style:font-size-asian="10.5pt" style:font-weight-asian="bold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21:04:27.255775441</meta:creation-date>
    <dc:date>2019-03-28T22:58:46.851397142</dc:date>
    <meta:editing-duration>PT25M4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0" meta:paragraph-count="388" meta:word-count="908" meta:character-count="11573" meta:non-whitespace-character-count="9754"/>
  </office:meta>
</office:document-meta>
</file>